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447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3.184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3.54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BehaviorSpace results (NetLogo 5.0.2)</text:p>
          </table:table-cell>
          <table:table-cell table:number-columns-repeated="8"/>
        </table:table-row>
        <table:table-row table:style-name="ro1">
          <table:table-cell office:value-type="string">
            <text:p>wsn_simulacion.nlogo</text:p>
          </table:table-cell>
          <table:table-cell table:number-columns-repeated="8"/>
        </table:table-row>
        <table:table-row table:style-name="ro1">
          <table:table-cell office:value-type="string">
            <text:p>sweeping sources and buffer</text:p>
          </table:table-cell>
          <table:table-cell table:number-columns-repeated="8"/>
        </table:table-row>
        <table:table-row table:style-name="ro1">
          <table:table-cell office:value-type="string">
            <text:p>07/12/2013 15:27:18:437 +0100</text:p>
          </table:table-cell>
          <table:table-cell table:number-columns-repeated="8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5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17">
            <text:p>17</text:p>
          </table:table-cell>
          <table:table-cell office:value-type="float" office:value="-16">
            <text:p>-16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[run number]</text:p>
          </table:table-cell>
          <table:table-cell office:value-type="string">
            <text:p>buffer-length</text:p>
          </table:table-cell>
          <table:table-cell office:value-type="string">
            <text:p>number-of-sources</text:p>
          </table:table-cell>
          <table:table-cell office:value-type="string">
            <text:p>[step]</text:p>
          </table:table-cell>
          <table:table-cell office:value-type="string">
            <text:p>packets-sent-total</text:p>
          </table:table-cell>
          <table:table-cell office:value-type="string">
            <text:p>total-received-packets</text:p>
          </table:table-cell>
          <table:table-cell office:value-type="string">
            <text:p>total-congestion-losses</text:p>
          </table:table-cell>
          <table:table-cell office:value-type="string">
            <text:p>total-goodput</text:p>
          </table:table-cell>
          <table:table-cell office:value-type="string">
            <text:p>total-goodput-losses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50126">
            <text:p>150126</text:p>
          </table:table-cell>
          <table:table-cell table:number-columns-repeated="2" office:value-type="float" office:value="9375">
            <text:p>9375</text:p>
          </table:table-cell>
          <table:table-cell office:value-type="float" office:value="0">
            <text:p>0</text:p>
          </table:table-cell>
          <table:table-cell office:value-type="float" office:value="9375">
            <text:p>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6674">
            <text:p>356674</text:p>
          </table:table-cell>
          <table:table-cell office:value-type="float" office:value="18750">
            <text:p>18750</text:p>
          </table:table-cell>
          <table:table-cell office:value-type="float" office:value="9769">
            <text:p>9769</text:p>
          </table:table-cell>
          <table:table-cell office:value-type="float" office:value="8981">
            <text:p>8981</text:p>
          </table:table-cell>
          <table:table-cell office:value-type="float" office:value="9769">
            <text:p>9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3374">
            <text:p>483374</text:p>
          </table:table-cell>
          <table:table-cell office:value-type="float" office:value="28125">
            <text:p>28125</text:p>
          </table:table-cell>
          <table:table-cell office:value-type="float" office:value="28010">
            <text:p>28010</text:p>
          </table:table-cell>
          <table:table-cell office:value-type="float" office:value="115">
            <text:p>115</text:p>
          </table:table-cell>
          <table:table-cell office:value-type="float" office:value="28010">
            <text:p>28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6066">
            <text:p>516066</text:p>
          </table:table-cell>
          <table:table-cell office:value-type="float" office:value="35569">
            <text:p>35569</text:p>
          </table:table-cell>
          <table:table-cell office:value-type="float" office:value="28803">
            <text:p>28803</text:p>
          </table:table-cell>
          <table:table-cell office:value-type="float" office:value="6766">
            <text:p>6766</text:p>
          </table:table-cell>
          <table:table-cell office:value-type="float" office:value="28803">
            <text:p>288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67104">
            <text:p>667104</text:p>
          </table:table-cell>
          <table:table-cell office:value-type="float" office:value="41711">
            <text:p>41711</text:p>
          </table:table-cell>
          <table:table-cell office:value-type="float" office:value="37120">
            <text:p>37120</text:p>
          </table:table-cell>
          <table:table-cell office:value-type="float" office:value="4591">
            <text:p>4591</text:p>
          </table:table-cell>
          <table:table-cell office:value-type="float" office:value="37120">
            <text:p>37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36098">
            <text:p>836098</text:p>
          </table:table-cell>
          <table:table-cell office:value-type="float" office:value="55004">
            <text:p>55004</text:p>
          </table:table-cell>
          <table:table-cell office:value-type="float" office:value="29144">
            <text:p>29144</text:p>
          </table:table-cell>
          <table:table-cell office:value-type="float" office:value="25860">
            <text:p>25860</text:p>
          </table:table-cell>
          <table:table-cell office:value-type="float" office:value="29144">
            <text:p>29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50404">
            <text:p>950404</text:p>
          </table:table-cell>
          <table:table-cell office:value-type="float" office:value="65588">
            <text:p>65588</text:p>
          </table:table-cell>
          <table:table-cell office:value-type="float" office:value="36056">
            <text:p>36056</text:p>
          </table:table-cell>
          <table:table-cell office:value-type="float" office:value="29532">
            <text:p>29532</text:p>
          </table:table-cell>
          <table:table-cell office:value-type="float" office:value="36056">
            <text:p>360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82966">
            <text:p>982966</text:p>
          </table:table-cell>
          <table:table-cell office:value-type="float" office:value="70891">
            <text:p>70891</text:p>
          </table:table-cell>
          <table:table-cell office:value-type="float" office:value="31604">
            <text:p>31604</text:p>
          </table:table-cell>
          <table:table-cell office:value-type="float" office:value="39287">
            <text:p>39287</text:p>
          </table:table-cell>
          <table:table-cell office:value-type="float" office:value="31604">
            <text:p>316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89236">
            <text:p>1089236</text:p>
          </table:table-cell>
          <table:table-cell office:value-type="float" office:value="84375">
            <text:p>84375</text:p>
          </table:table-cell>
          <table:table-cell office:value-type="float" office:value="36104">
            <text:p>36104</text:p>
          </table:table-cell>
          <table:table-cell office:value-type="float" office:value="48271">
            <text:p>48271</text:p>
          </table:table-cell>
          <table:table-cell office:value-type="float" office:value="36104">
            <text:p>361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11990">
            <text:p>1311990</text:p>
          </table:table-cell>
          <table:table-cell office:value-type="float" office:value="90714">
            <text:p>90714</text:p>
          </table:table-cell>
          <table:table-cell office:value-type="float" office:value="27620">
            <text:p>27620</text:p>
          </table:table-cell>
          <table:table-cell office:value-type="float" office:value="63094">
            <text:p>63094</text:p>
          </table:table-cell>
          <table:table-cell office:value-type="float" office:value="27620">
            <text:p>276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25146">
            <text:p>1525146</text:p>
          </table:table-cell>
          <table:table-cell office:value-type="float" office:value="103068">
            <text:p>103068</text:p>
          </table:table-cell>
          <table:table-cell office:value-type="float" office:value="31951">
            <text:p>31951</text:p>
          </table:table-cell>
          <table:table-cell office:value-type="float" office:value="71117">
            <text:p>71117</text:p>
          </table:table-cell>
          <table:table-cell office:value-type="float" office:value="31951">
            <text:p>319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30678">
            <text:p>1430678</text:p>
          </table:table-cell>
          <table:table-cell office:value-type="float" office:value="102299">
            <text:p>102299</text:p>
          </table:table-cell>
          <table:table-cell office:value-type="float" office:value="43173">
            <text:p>43173</text:p>
          </table:table-cell>
          <table:table-cell office:value-type="float" office:value="59126">
            <text:p>59126</text:p>
          </table:table-cell>
          <table:table-cell office:value-type="float" office:value="43173">
            <text:p>431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384534">
            <text:p>1384534</text:p>
          </table:table-cell>
          <table:table-cell office:value-type="float" office:value="116344">
            <text:p>116344</text:p>
          </table:table-cell>
          <table:table-cell office:value-type="float" office:value="31661">
            <text:p>31661</text:p>
          </table:table-cell>
          <table:table-cell office:value-type="float" office:value="84683">
            <text:p>84683</text:p>
          </table:table-cell>
          <table:table-cell office:value-type="float" office:value="31661">
            <text:p>316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636650">
            <text:p>1636650</text:p>
          </table:table-cell>
          <table:table-cell office:value-type="float" office:value="111205">
            <text:p>111205</text:p>
          </table:table-cell>
          <table:table-cell office:value-type="float" office:value="38243">
            <text:p>38243</text:p>
          </table:table-cell>
          <table:table-cell office:value-type="float" office:value="72962">
            <text:p>72962</text:p>
          </table:table-cell>
          <table:table-cell office:value-type="float" office:value="38243">
            <text:p>38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11484">
            <text:p>1911484</text:p>
          </table:table-cell>
          <table:table-cell office:value-type="float" office:value="138508">
            <text:p>138508</text:p>
          </table:table-cell>
          <table:table-cell office:value-type="float" office:value="27261">
            <text:p>27261</text:p>
          </table:table-cell>
          <table:table-cell office:value-type="float" office:value="111247">
            <text:p>111247</text:p>
          </table:table-cell>
          <table:table-cell office:value-type="float" office:value="27261">
            <text:p>27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72624">
            <text:p>1772624</text:p>
          </table:table-cell>
          <table:table-cell office:value-type="float" office:value="137983">
            <text:p>137983</text:p>
          </table:table-cell>
          <table:table-cell office:value-type="float" office:value="39097">
            <text:p>39097</text:p>
          </table:table-cell>
          <table:table-cell office:value-type="float" office:value="98886">
            <text:p>98886</text:p>
          </table:table-cell>
          <table:table-cell office:value-type="float" office:value="39097">
            <text:p>390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792088">
            <text:p>1792088</text:p>
          </table:table-cell>
          <table:table-cell office:value-type="float" office:value="151419">
            <text:p>151419</text:p>
          </table:table-cell>
          <table:table-cell office:value-type="float" office:value="31600">
            <text:p>31600</text:p>
          </table:table-cell>
          <table:table-cell office:value-type="float" office:value="119819">
            <text:p>119819</text:p>
          </table:table-cell>
          <table:table-cell office:value-type="float" office:value="31600">
            <text:p>31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843680">
            <text:p>1843680</text:p>
          </table:table-cell>
          <table:table-cell office:value-type="float" office:value="153484">
            <text:p>153484</text:p>
          </table:table-cell>
          <table:table-cell office:value-type="float" office:value="33499">
            <text:p>33499</text:p>
          </table:table-cell>
          <table:table-cell office:value-type="float" office:value="119985">
            <text:p>119985</text:p>
          </table:table-cell>
          <table:table-cell office:value-type="float" office:value="33499">
            <text:p>334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59028">
            <text:p>2159028</text:p>
          </table:table-cell>
          <table:table-cell office:value-type="float" office:value="171359">
            <text:p>171359</text:p>
          </table:table-cell>
          <table:table-cell office:value-type="float" office:value="35916">
            <text:p>35916</text:p>
          </table:table-cell>
          <table:table-cell office:value-type="float" office:value="135443">
            <text:p>135443</text:p>
          </table:table-cell>
          <table:table-cell office:value-type="float" office:value="35916">
            <text:p>359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41014">
            <text:p>2141014</text:p>
          </table:table-cell>
          <table:table-cell office:value-type="float" office:value="181078">
            <text:p>181078</text:p>
          </table:table-cell>
          <table:table-cell office:value-type="float" office:value="40563">
            <text:p>40563</text:p>
          </table:table-cell>
          <table:table-cell office:value-type="float" office:value="140515">
            <text:p>140515</text:p>
          </table:table-cell>
          <table:table-cell office:value-type="float" office:value="40563">
            <text:p>405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193050">
            <text:p>2193050</text:p>
          </table:table-cell>
          <table:table-cell office:value-type="float" office:value="187124">
            <text:p>187124</text:p>
          </table:table-cell>
          <table:table-cell office:value-type="float" office:value="36578">
            <text:p>36578</text:p>
          </table:table-cell>
          <table:table-cell office:value-type="float" office:value="150546">
            <text:p>150546</text:p>
          </table:table-cell>
          <table:table-cell office:value-type="float" office:value="36578">
            <text:p>365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374878">
            <text:p>2374878</text:p>
          </table:table-cell>
          <table:table-cell office:value-type="float" office:value="170351">
            <text:p>170351</text:p>
          </table:table-cell>
          <table:table-cell office:value-type="float" office:value="43526">
            <text:p>43526</text:p>
          </table:table-cell>
          <table:table-cell office:value-type="float" office:value="126825">
            <text:p>126825</text:p>
          </table:table-cell>
          <table:table-cell office:value-type="float" office:value="43526">
            <text:p>435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494852">
            <text:p>2494852</text:p>
          </table:table-cell>
          <table:table-cell office:value-type="float" office:value="197647">
            <text:p>197647</text:p>
          </table:table-cell>
          <table:table-cell office:value-type="float" office:value="45732">
            <text:p>45732</text:p>
          </table:table-cell>
          <table:table-cell office:value-type="float" office:value="151915">
            <text:p>151915</text:p>
          </table:table-cell>
          <table:table-cell office:value-type="float" office:value="45732">
            <text:p>45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327234">
            <text:p>2327234</text:p>
          </table:table-cell>
          <table:table-cell office:value-type="float" office:value="196671">
            <text:p>196671</text:p>
          </table:table-cell>
          <table:table-cell office:value-type="float" office:value="38694">
            <text:p>38694</text:p>
          </table:table-cell>
          <table:table-cell office:value-type="float" office:value="157977">
            <text:p>157977</text:p>
          </table:table-cell>
          <table:table-cell office:value-type="float" office:value="38694">
            <text:p>386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336914">
            <text:p>2336914</text:p>
          </table:table-cell>
          <table:table-cell office:value-type="float" office:value="213909">
            <text:p>213909</text:p>
          </table:table-cell>
          <table:table-cell office:value-type="float" office:value="33405">
            <text:p>33405</text:p>
          </table:table-cell>
          <table:table-cell office:value-type="float" office:value="180504">
            <text:p>180504</text:p>
          </table:table-cell>
          <table:table-cell office:value-type="float" office:value="33405">
            <text:p>334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614896">
            <text:p>2614896</text:p>
          </table:table-cell>
          <table:table-cell office:value-type="float" office:value="206218">
            <text:p>206218</text:p>
          </table:table-cell>
          <table:table-cell office:value-type="float" office:value="32564">
            <text:p>32564</text:p>
          </table:table-cell>
          <table:table-cell office:value-type="float" office:value="173654">
            <text:p>173654</text:p>
          </table:table-cell>
          <table:table-cell office:value-type="float" office:value="32564">
            <text:p>325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099592">
            <text:p>2099592</text:p>
          </table:table-cell>
          <table:table-cell office:value-type="float" office:value="198972">
            <text:p>198972</text:p>
          </table:table-cell>
          <table:table-cell office:value-type="float" office:value="40283">
            <text:p>40283</text:p>
          </table:table-cell>
          <table:table-cell office:value-type="float" office:value="158689">
            <text:p>158689</text:p>
          </table:table-cell>
          <table:table-cell office:value-type="float" office:value="40283">
            <text:p>402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578500">
            <text:p>2578500</text:p>
          </table:table-cell>
          <table:table-cell office:value-type="float" office:value="232160">
            <text:p>232160</text:p>
          </table:table-cell>
          <table:table-cell office:value-type="float" office:value="38896">
            <text:p>38896</text:p>
          </table:table-cell>
          <table:table-cell office:value-type="float" office:value="193264">
            <text:p>193264</text:p>
          </table:table-cell>
          <table:table-cell office:value-type="float" office:value="38896">
            <text:p>388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671682">
            <text:p>2671682</text:p>
          </table:table-cell>
          <table:table-cell office:value-type="float" office:value="242546">
            <text:p>242546</text:p>
          </table:table-cell>
          <table:table-cell office:value-type="float" office:value="39105">
            <text:p>39105</text:p>
          </table:table-cell>
          <table:table-cell office:value-type="float" office:value="203441">
            <text:p>203441</text:p>
          </table:table-cell>
          <table:table-cell office:value-type="float" office:value="39105">
            <text:p>39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889708">
            <text:p>2889708</text:p>
          </table:table-cell>
          <table:table-cell office:value-type="float" office:value="245461">
            <text:p>245461</text:p>
          </table:table-cell>
          <table:table-cell office:value-type="float" office:value="37925">
            <text:p>37925</text:p>
          </table:table-cell>
          <table:table-cell office:value-type="float" office:value="207536">
            <text:p>207536</text:p>
          </table:table-cell>
          <table:table-cell office:value-type="float" office:value="37925">
            <text:p>379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0126">
            <text:p>150126</text:p>
          </table:table-cell>
          <table:table-cell table:number-columns-repeated="2" office:value-type="float" office:value="9375">
            <text:p>9375</text:p>
          </table:table-cell>
          <table:table-cell office:value-type="float" office:value="0">
            <text:p>0</text:p>
          </table:table-cell>
          <table:table-cell office:value-type="float" office:value="9375">
            <text:p>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float" office:value="357320">
            <text:p>357320</text:p>
          </table:table-cell>
          <table:table-cell office:value-type="float" office:value="18750">
            <text:p>18750</text:p>
          </table:table-cell>
          <table:table-cell office:value-type="float" office:value="9769">
            <text:p>9769</text:p>
          </table:table-cell>
          <table:table-cell office:value-type="float" office:value="8981">
            <text:p>8981</text:p>
          </table:table-cell>
          <table:table-cell office:value-type="float" office:value="9769">
            <text:p>9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3232">
            <text:p>483232</text:p>
          </table:table-cell>
          <table:table-cell office:value-type="float" office:value="28125">
            <text:p>28125</text:p>
          </table:table-cell>
          <table:table-cell office:value-type="float" office:value="28070">
            <text:p>28070</text:p>
          </table:table-cell>
          <table:table-cell office:value-type="float" office:value="55">
            <text:p>55</text:p>
          </table:table-cell>
          <table:table-cell office:value-type="float" office:value="28070">
            <text:p>280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16982">
            <text:p>516982</text:p>
          </table:table-cell>
          <table:table-cell office:value-type="float" office:value="35513">
            <text:p>35513</text:p>
          </table:table-cell>
          <table:table-cell office:value-type="float" office:value="29110">
            <text:p>29110</text:p>
          </table:table-cell>
          <table:table-cell office:value-type="float" office:value="6403">
            <text:p>6403</text:p>
          </table:table-cell>
          <table:table-cell office:value-type="float" office:value="29110">
            <text:p>29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67872">
            <text:p>667872</text:p>
          </table:table-cell>
          <table:table-cell office:value-type="float" office:value="41745">
            <text:p>41745</text:p>
          </table:table-cell>
          <table:table-cell office:value-type="float" office:value="37407">
            <text:p>37407</text:p>
          </table:table-cell>
          <table:table-cell office:value-type="float" office:value="4338">
            <text:p>4338</text:p>
          </table:table-cell>
          <table:table-cell office:value-type="float" office:value="37407">
            <text:p>374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37404">
            <text:p>837404</text:p>
          </table:table-cell>
          <table:table-cell office:value-type="float" office:value="55007">
            <text:p>55007</text:p>
          </table:table-cell>
          <table:table-cell office:value-type="float" office:value="29273">
            <text:p>29273</text:p>
          </table:table-cell>
          <table:table-cell office:value-type="float" office:value="25734">
            <text:p>25734</text:p>
          </table:table-cell>
          <table:table-cell office:value-type="float" office:value="29273">
            <text:p>292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51748">
            <text:p>951748</text:p>
          </table:table-cell>
          <table:table-cell office:value-type="float" office:value="65612">
            <text:p>65612</text:p>
          </table:table-cell>
          <table:table-cell office:value-type="float" office:value="35937">
            <text:p>35937</text:p>
          </table:table-cell>
          <table:table-cell office:value-type="float" office:value="29675">
            <text:p>29675</text:p>
          </table:table-cell>
          <table:table-cell office:value-type="float" office:value="35937">
            <text:p>359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86628">
            <text:p>986628</text:p>
          </table:table-cell>
          <table:table-cell office:value-type="float" office:value="70993">
            <text:p>70993</text:p>
          </table:table-cell>
          <table:table-cell office:value-type="float" office:value="31673">
            <text:p>31673</text:p>
          </table:table-cell>
          <table:table-cell office:value-type="float" office:value="39320">
            <text:p>39320</text:p>
          </table:table-cell>
          <table:table-cell office:value-type="float" office:value="31673">
            <text:p>316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91756">
            <text:p>1091756</text:p>
          </table:table-cell>
          <table:table-cell office:value-type="float" office:value="84375">
            <text:p>84375</text:p>
          </table:table-cell>
          <table:table-cell office:value-type="float" office:value="36511">
            <text:p>36511</text:p>
          </table:table-cell>
          <table:table-cell office:value-type="float" office:value="47864">
            <text:p>47864</text:p>
          </table:table-cell>
          <table:table-cell office:value-type="float" office:value="36511">
            <text:p>365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15476">
            <text:p>1315476</text:p>
          </table:table-cell>
          <table:table-cell office:value-type="float" office:value="90678">
            <text:p>90678</text:p>
          </table:table-cell>
          <table:table-cell office:value-type="float" office:value="27842">
            <text:p>27842</text:p>
          </table:table-cell>
          <table:table-cell office:value-type="float" office:value="62836">
            <text:p>62836</text:p>
          </table:table-cell>
          <table:table-cell office:value-type="float" office:value="27842">
            <text:p>278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532906">
            <text:p>1532906</text:p>
          </table:table-cell>
          <table:table-cell office:value-type="float" office:value="103114">
            <text:p>103114</text:p>
          </table:table-cell>
          <table:table-cell office:value-type="float" office:value="32182">
            <text:p>32182</text:p>
          </table:table-cell>
          <table:table-cell office:value-type="float" office:value="70932">
            <text:p>70932</text:p>
          </table:table-cell>
          <table:table-cell office:value-type="float" office:value="32182">
            <text:p>32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432770">
            <text:p>1432770</text:p>
          </table:table-cell>
          <table:table-cell office:value-type="float" office:value="102371">
            <text:p>102371</text:p>
          </table:table-cell>
          <table:table-cell office:value-type="float" office:value="43513">
            <text:p>43513</text:p>
          </table:table-cell>
          <table:table-cell office:value-type="float" office:value="58858">
            <text:p>58858</text:p>
          </table:table-cell>
          <table:table-cell office:value-type="float" office:value="43513">
            <text:p>435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387234">
            <text:p>1387234</text:p>
          </table:table-cell>
          <table:table-cell office:value-type="float" office:value="116341">
            <text:p>116341</text:p>
          </table:table-cell>
          <table:table-cell office:value-type="float" office:value="31725">
            <text:p>31725</text:p>
          </table:table-cell>
          <table:table-cell office:value-type="float" office:value="84616">
            <text:p>84616</text:p>
          </table:table-cell>
          <table:table-cell office:value-type="float" office:value="31725">
            <text:p>317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44568">
            <text:p>1644568</text:p>
          </table:table-cell>
          <table:table-cell office:value-type="float" office:value="111659">
            <text:p>111659</text:p>
          </table:table-cell>
          <table:table-cell office:value-type="float" office:value="38656">
            <text:p>38656</text:p>
          </table:table-cell>
          <table:table-cell office:value-type="float" office:value="73003">
            <text:p>73003</text:p>
          </table:table-cell>
          <table:table-cell office:value-type="float" office:value="38656">
            <text:p>386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17872">
            <text:p>1917872</text:p>
          </table:table-cell>
          <table:table-cell office:value-type="float" office:value="138409">
            <text:p>138409</text:p>
          </table:table-cell>
          <table:table-cell office:value-type="float" office:value="28019">
            <text:p>28019</text:p>
          </table:table-cell>
          <table:table-cell office:value-type="float" office:value="110390">
            <text:p>110390</text:p>
          </table:table-cell>
          <table:table-cell office:value-type="float" office:value="28019">
            <text:p>28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774340">
            <text:p>1774340</text:p>
          </table:table-cell>
          <table:table-cell office:value-type="float" office:value="138077">
            <text:p>138077</text:p>
          </table:table-cell>
          <table:table-cell office:value-type="float" office:value="39111">
            <text:p>39111</text:p>
          </table:table-cell>
          <table:table-cell office:value-type="float" office:value="98966">
            <text:p>98966</text:p>
          </table:table-cell>
          <table:table-cell office:value-type="float" office:value="39111">
            <text:p>391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798532">
            <text:p>1798532</text:p>
          </table:table-cell>
          <table:table-cell office:value-type="float" office:value="151440">
            <text:p>151440</text:p>
          </table:table-cell>
          <table:table-cell office:value-type="float" office:value="31863">
            <text:p>31863</text:p>
          </table:table-cell>
          <table:table-cell office:value-type="float" office:value="119577">
            <text:p>119577</text:p>
          </table:table-cell>
          <table:table-cell office:value-type="float" office:value="31863">
            <text:p>318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846948">
            <text:p>1846948</text:p>
          </table:table-cell>
          <table:table-cell office:value-type="float" office:value="152789">
            <text:p>152789</text:p>
          </table:table-cell>
          <table:table-cell office:value-type="float" office:value="33537">
            <text:p>33537</text:p>
          </table:table-cell>
          <table:table-cell office:value-type="float" office:value="119252">
            <text:p>119252</text:p>
          </table:table-cell>
          <table:table-cell office:value-type="float" office:value="33537">
            <text:p>335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162854">
            <text:p>2162854</text:p>
          </table:table-cell>
          <table:table-cell office:value-type="float" office:value="171253">
            <text:p>171253</text:p>
          </table:table-cell>
          <table:table-cell office:value-type="float" office:value="36076">
            <text:p>36076</text:p>
          </table:table-cell>
          <table:table-cell office:value-type="float" office:value="135177">
            <text:p>135177</text:p>
          </table:table-cell>
          <table:table-cell office:value-type="float" office:value="36076">
            <text:p>360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46994">
            <text:p>2146994</text:p>
          </table:table-cell>
          <table:table-cell office:value-type="float" office:value="181042">
            <text:p>181042</text:p>
          </table:table-cell>
          <table:table-cell office:value-type="float" office:value="40570">
            <text:p>40570</text:p>
          </table:table-cell>
          <table:table-cell office:value-type="float" office:value="140472">
            <text:p>140472</text:p>
          </table:table-cell>
          <table:table-cell office:value-type="float" office:value="40570">
            <text:p>405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194650">
            <text:p>2194650</text:p>
          </table:table-cell>
          <table:table-cell office:value-type="float" office:value="187046">
            <text:p>187046</text:p>
          </table:table-cell>
          <table:table-cell office:value-type="float" office:value="36412">
            <text:p>36412</text:p>
          </table:table-cell>
          <table:table-cell office:value-type="float" office:value="150634">
            <text:p>150634</text:p>
          </table:table-cell>
          <table:table-cell office:value-type="float" office:value="36412">
            <text:p>364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384478">
            <text:p>2384478</text:p>
          </table:table-cell>
          <table:table-cell office:value-type="float" office:value="170320">
            <text:p>170320</text:p>
          </table:table-cell>
          <table:table-cell office:value-type="float" office:value="44071">
            <text:p>44071</text:p>
          </table:table-cell>
          <table:table-cell office:value-type="float" office:value="126249">
            <text:p>126249</text:p>
          </table:table-cell>
          <table:table-cell office:value-type="float" office:value="44071">
            <text:p>440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502298">
            <text:p>2502298</text:p>
          </table:table-cell>
          <table:table-cell office:value-type="float" office:value="197748">
            <text:p>197748</text:p>
          </table:table-cell>
          <table:table-cell office:value-type="float" office:value="45857">
            <text:p>45857</text:p>
          </table:table-cell>
          <table:table-cell office:value-type="float" office:value="151891">
            <text:p>151891</text:p>
          </table:table-cell>
          <table:table-cell office:value-type="float" office:value="44463">
            <text:p>44463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338844">
            <text:p>2338844</text:p>
          </table:table-cell>
          <table:table-cell office:value-type="float" office:value="196673">
            <text:p>196673</text:p>
          </table:table-cell>
          <table:table-cell office:value-type="float" office:value="39083">
            <text:p>39083</text:p>
          </table:table-cell>
          <table:table-cell office:value-type="float" office:value="157590">
            <text:p>157590</text:p>
          </table:table-cell>
          <table:table-cell office:value-type="float" office:value="39083">
            <text:p>390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341012">
            <text:p>2341012</text:p>
          </table:table-cell>
          <table:table-cell office:value-type="float" office:value="211680">
            <text:p>211680</text:p>
          </table:table-cell>
          <table:table-cell office:value-type="float" office:value="33389">
            <text:p>33389</text:p>
          </table:table-cell>
          <table:table-cell office:value-type="float" office:value="178291">
            <text:p>178291</text:p>
          </table:table-cell>
          <table:table-cell office:value-type="float" office:value="33386">
            <text:p>3338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628036">
            <text:p>2628036</text:p>
          </table:table-cell>
          <table:table-cell office:value-type="float" office:value="205741">
            <text:p>205741</text:p>
          </table:table-cell>
          <table:table-cell office:value-type="float" office:value="32944">
            <text:p>32944</text:p>
          </table:table-cell>
          <table:table-cell office:value-type="float" office:value="172797">
            <text:p>172797</text:p>
          </table:table-cell>
          <table:table-cell office:value-type="float" office:value="32911">
            <text:p>329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01812">
            <text:p>2101812</text:p>
          </table:table-cell>
          <table:table-cell office:value-type="float" office:value="199637">
            <text:p>199637</text:p>
          </table:table-cell>
          <table:table-cell office:value-type="float" office:value="40592">
            <text:p>40592</text:p>
          </table:table-cell>
          <table:table-cell office:value-type="float" office:value="159045">
            <text:p>159045</text:p>
          </table:table-cell>
          <table:table-cell office:value-type="float" office:value="40592">
            <text:p>405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583796">
            <text:p>2583796</text:p>
          </table:table-cell>
          <table:table-cell office:value-type="float" office:value="234513">
            <text:p>234513</text:p>
          </table:table-cell>
          <table:table-cell office:value-type="float" office:value="39084">
            <text:p>39084</text:p>
          </table:table-cell>
          <table:table-cell office:value-type="float" office:value="195429">
            <text:p>195429</text:p>
          </table:table-cell>
          <table:table-cell office:value-type="float" office:value="39084">
            <text:p>390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683384">
            <text:p>2683384</text:p>
          </table:table-cell>
          <table:table-cell office:value-type="float" office:value="240693">
            <text:p>240693</text:p>
          </table:table-cell>
          <table:table-cell office:value-type="float" office:value="39133">
            <text:p>39133</text:p>
          </table:table-cell>
          <table:table-cell office:value-type="float" office:value="201560">
            <text:p>201560</text:p>
          </table:table-cell>
          <table:table-cell office:value-type="float" office:value="39133">
            <text:p>391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903356">
            <text:p>2903356</text:p>
          </table:table-cell>
          <table:table-cell office:value-type="float" office:value="240751">
            <text:p>240751</text:p>
          </table:table-cell>
          <table:table-cell office:value-type="float" office:value="38317">
            <text:p>38317</text:p>
          </table:table-cell>
          <table:table-cell office:value-type="float" office:value="202434">
            <text:p>202434</text:p>
          </table:table-cell>
          <table:table-cell office:value-type="float" office:value="38259">
            <text:p>3825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126">
            <text:p>150126</text:p>
          </table:table-cell>
          <table:table-cell table:number-columns-repeated="2" office:value-type="float" office:value="9375">
            <text:p>9375</text:p>
          </table:table-cell>
          <table:table-cell office:value-type="float" office:value="0">
            <text:p>0</text:p>
          </table:table-cell>
          <table:table-cell office:value-type="float" office:value="9375">
            <text:p>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57728">
            <text:p>357728</text:p>
          </table:table-cell>
          <table:table-cell office:value-type="float" office:value="18750">
            <text:p>18750</text:p>
          </table:table-cell>
          <table:table-cell office:value-type="float" office:value="9772">
            <text:p>9772</text:p>
          </table:table-cell>
          <table:table-cell office:value-type="float" office:value="8978">
            <text:p>8978</text:p>
          </table:table-cell>
          <table:table-cell office:value-type="float" office:value="9772">
            <text:p>97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83414">
            <text:p>483414</text:p>
          </table:table-cell>
          <table:table-cell office:value-type="float" office:value="28125">
            <text:p>28125</text:p>
          </table:table-cell>
          <table:table-cell office:value-type="float" office:value="28115">
            <text:p>28115</text:p>
          </table:table-cell>
          <table:table-cell office:value-type="float" office:value="10">
            <text:p>10</text:p>
          </table:table-cell>
          <table:table-cell office:value-type="float" office:value="28115">
            <text:p>28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office:value-type="float" office:value="518914">
            <text:p>518914</text:p>
          </table:table-cell>
          <table:table-cell office:value-type="float" office:value="35607">
            <text:p>35607</text:p>
          </table:table-cell>
          <table:table-cell office:value-type="float" office:value="29461">
            <text:p>29461</text:p>
          </table:table-cell>
          <table:table-cell office:value-type="float" office:value="6146">
            <text:p>6146</text:p>
          </table:table-cell>
          <table:table-cell office:value-type="float" office:value="29461">
            <text:p>294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68210">
            <text:p>668210</text:p>
          </table:table-cell>
          <table:table-cell office:value-type="float" office:value="41701">
            <text:p>41701</text:p>
          </table:table-cell>
          <table:table-cell office:value-type="float" office:value="37499">
            <text:p>37499</text:p>
          </table:table-cell>
          <table:table-cell office:value-type="float" office:value="4202">
            <text:p>4202</text:p>
          </table:table-cell>
          <table:table-cell office:value-type="float" office:value="37499">
            <text:p>374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38308">
            <text:p>838308</text:p>
          </table:table-cell>
          <table:table-cell office:value-type="float" office:value="54982">
            <text:p>54982</text:p>
          </table:table-cell>
          <table:table-cell office:value-type="float" office:value="29330">
            <text:p>29330</text:p>
          </table:table-cell>
          <table:table-cell office:value-type="float" office:value="25652">
            <text:p>25652</text:p>
          </table:table-cell>
          <table:table-cell office:value-type="float" office:value="29330">
            <text:p>293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52848">
            <text:p>952848</text:p>
          </table:table-cell>
          <table:table-cell office:value-type="float" office:value="65623">
            <text:p>65623</text:p>
          </table:table-cell>
          <table:table-cell office:value-type="float" office:value="35937">
            <text:p>35937</text:p>
          </table:table-cell>
          <table:table-cell office:value-type="float" office:value="29686">
            <text:p>29686</text:p>
          </table:table-cell>
          <table:table-cell office:value-type="float" office:value="35937">
            <text:p>359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86806">
            <text:p>986806</text:p>
          </table:table-cell>
          <table:table-cell office:value-type="float" office:value="70746">
            <text:p>70746</text:p>
          </table:table-cell>
          <table:table-cell office:value-type="float" office:value="31573">
            <text:p>31573</text:p>
          </table:table-cell>
          <table:table-cell office:value-type="float" office:value="39173">
            <text:p>39173</text:p>
          </table:table-cell>
          <table:table-cell office:value-type="float" office:value="30270">
            <text:p>30270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94182">
            <text:p>1094182</text:p>
          </table:table-cell>
          <table:table-cell office:value-type="float" office:value="84375">
            <text:p>84375</text:p>
          </table:table-cell>
          <table:table-cell office:value-type="float" office:value="36581">
            <text:p>36581</text:p>
          </table:table-cell>
          <table:table-cell office:value-type="float" office:value="47794">
            <text:p>47794</text:p>
          </table:table-cell>
          <table:table-cell office:value-type="float" office:value="36581">
            <text:p>36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16538">
            <text:p>1316538</text:p>
          </table:table-cell>
          <table:table-cell office:value-type="float" office:value="90611">
            <text:p>90611</text:p>
          </table:table-cell>
          <table:table-cell office:value-type="float" office:value="27866">
            <text:p>27866</text:p>
          </table:table-cell>
          <table:table-cell office:value-type="float" office:value="62745">
            <text:p>62745</text:p>
          </table:table-cell>
          <table:table-cell office:value-type="float" office:value="27866">
            <text:p>278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35662">
            <text:p>1535662</text:p>
          </table:table-cell>
          <table:table-cell office:value-type="float" office:value="103125">
            <text:p>103125</text:p>
          </table:table-cell>
          <table:table-cell office:value-type="float" office:value="32299">
            <text:p>32299</text:p>
          </table:table-cell>
          <table:table-cell office:value-type="float" office:value="70826">
            <text:p>70826</text:p>
          </table:table-cell>
          <table:table-cell office:value-type="float" office:value="32177">
            <text:p>3217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36166">
            <text:p>1436166</text:p>
          </table:table-cell>
          <table:table-cell office:value-type="float" office:value="102279">
            <text:p>102279</text:p>
          </table:table-cell>
          <table:table-cell office:value-type="float" office:value="43876">
            <text:p>43876</text:p>
          </table:table-cell>
          <table:table-cell office:value-type="float" office:value="58403">
            <text:p>58403</text:p>
          </table:table-cell>
          <table:table-cell office:value-type="float" office:value="42893">
            <text:p>42893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387784">
            <text:p>1387784</text:p>
          </table:table-cell>
          <table:table-cell office:value-type="float" office:value="116474">
            <text:p>116474</text:p>
          </table:table-cell>
          <table:table-cell office:value-type="float" office:value="31657">
            <text:p>31657</text:p>
          </table:table-cell>
          <table:table-cell office:value-type="float" office:value="84817">
            <text:p>84817</text:p>
          </table:table-cell>
          <table:table-cell office:value-type="float" office:value="26801">
            <text:p>26801</text:p>
          </table:table-cell>
          <table:table-cell office:value-type="float" office:value="4856">
            <text:p>485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650950">
            <text:p>1650950</text:p>
          </table:table-cell>
          <table:table-cell office:value-type="float" office:value="111696">
            <text:p>111696</text:p>
          </table:table-cell>
          <table:table-cell office:value-type="float" office:value="39050">
            <text:p>39050</text:p>
          </table:table-cell>
          <table:table-cell office:value-type="float" office:value="72646">
            <text:p>72646</text:p>
          </table:table-cell>
          <table:table-cell office:value-type="float" office:value="29386">
            <text:p>29386</text:p>
          </table:table-cell>
          <table:table-cell office:value-type="float" office:value="9664">
            <text:p>966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924918">
            <text:p>1924918</text:p>
          </table:table-cell>
          <table:table-cell office:value-type="float" office:value="138437">
            <text:p>138437</text:p>
          </table:table-cell>
          <table:table-cell office:value-type="float" office:value="28638">
            <text:p>28638</text:p>
          </table:table-cell>
          <table:table-cell office:value-type="float" office:value="109799">
            <text:p>109799</text:p>
          </table:table-cell>
          <table:table-cell office:value-type="float" office:value="22231">
            <text:p>22231</text:p>
          </table:table-cell>
          <table:table-cell office:value-type="float" office:value="6407">
            <text:p>640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776574">
            <text:p>1776574</text:p>
          </table:table-cell>
          <table:table-cell office:value-type="float" office:value="138029">
            <text:p>138029</text:p>
          </table:table-cell>
          <table:table-cell office:value-type="float" office:value="39138">
            <text:p>39138</text:p>
          </table:table-cell>
          <table:table-cell office:value-type="float" office:value="98891">
            <text:p>98891</text:p>
          </table:table-cell>
          <table:table-cell office:value-type="float" office:value="38041">
            <text:p>38041</text:p>
          </table:table-cell>
          <table:table-cell office:value-type="float" office:value="1097">
            <text:p>109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801846">
            <text:p>1801846</text:p>
          </table:table-cell>
          <table:table-cell office:value-type="float" office:value="151452">
            <text:p>151452</text:p>
          </table:table-cell>
          <table:table-cell office:value-type="float" office:value="32133">
            <text:p>32133</text:p>
          </table:table-cell>
          <table:table-cell office:value-type="float" office:value="119319">
            <text:p>119319</text:p>
          </table:table-cell>
          <table:table-cell office:value-type="float" office:value="26046">
            <text:p>26046</text:p>
          </table:table-cell>
          <table:table-cell office:value-type="float" office:value="6087">
            <text:p>608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849030">
            <text:p>1849030</text:p>
          </table:table-cell>
          <table:table-cell office:value-type="float" office:value="153048">
            <text:p>153048</text:p>
          </table:table-cell>
          <table:table-cell office:value-type="float" office:value="33636">
            <text:p>33636</text:p>
          </table:table-cell>
          <table:table-cell office:value-type="float" office:value="119412">
            <text:p>119412</text:p>
          </table:table-cell>
          <table:table-cell office:value-type="float" office:value="33589">
            <text:p>3358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169480">
            <text:p>2169480</text:p>
          </table:table-cell>
          <table:table-cell office:value-type="float" office:value="171338">
            <text:p>171338</text:p>
          </table:table-cell>
          <table:table-cell office:value-type="float" office:value="36120">
            <text:p>36120</text:p>
          </table:table-cell>
          <table:table-cell office:value-type="float" office:value="135218">
            <text:p>135218</text:p>
          </table:table-cell>
          <table:table-cell office:value-type="float" office:value="28392">
            <text:p>28392</text:p>
          </table:table-cell>
          <table:table-cell office:value-type="float" office:value="7728">
            <text:p>772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50334">
            <text:p>2150334</text:p>
          </table:table-cell>
          <table:table-cell office:value-type="float" office:value="181210">
            <text:p>181210</text:p>
          </table:table-cell>
          <table:table-cell office:value-type="float" office:value="40698">
            <text:p>40698</text:p>
          </table:table-cell>
          <table:table-cell office:value-type="float" office:value="140512">
            <text:p>140512</text:p>
          </table:table-cell>
          <table:table-cell office:value-type="float" office:value="36813">
            <text:p>36813</text:p>
          </table:table-cell>
          <table:table-cell office:value-type="float" office:value="3885">
            <text:p>388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198122">
            <text:p>2198122</text:p>
          </table:table-cell>
          <table:table-cell office:value-type="float" office:value="186914">
            <text:p>186914</text:p>
          </table:table-cell>
          <table:table-cell office:value-type="float" office:value="36570">
            <text:p>36570</text:p>
          </table:table-cell>
          <table:table-cell office:value-type="float" office:value="150344">
            <text:p>150344</text:p>
          </table:table-cell>
          <table:table-cell office:value-type="float" office:value="33117">
            <text:p>33117</text:p>
          </table:table-cell>
          <table:table-cell office:value-type="float" office:value="3453">
            <text:p>345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389640">
            <text:p>2389640</text:p>
          </table:table-cell>
          <table:table-cell office:value-type="float" office:value="171233">
            <text:p>171233</text:p>
          </table:table-cell>
          <table:table-cell office:value-type="float" office:value="44274">
            <text:p>44274</text:p>
          </table:table-cell>
          <table:table-cell office:value-type="float" office:value="126959">
            <text:p>126959</text:p>
          </table:table-cell>
          <table:table-cell office:value-type="float" office:value="42325">
            <text:p>42325</text:p>
          </table:table-cell>
          <table:table-cell office:value-type="float" office:value="1949">
            <text:p>194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508280">
            <text:p>2508280</text:p>
          </table:table-cell>
          <table:table-cell office:value-type="float" office:value="197807">
            <text:p>197807</text:p>
          </table:table-cell>
          <table:table-cell office:value-type="float" office:value="45886">
            <text:p>45886</text:p>
          </table:table-cell>
          <table:table-cell office:value-type="float" office:value="151921">
            <text:p>151921</text:p>
          </table:table-cell>
          <table:table-cell office:value-type="float" office:value="42113">
            <text:p>42113</text:p>
          </table:table-cell>
          <table:table-cell office:value-type="float" office:value="3773">
            <text:p>377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347380">
            <text:p>2347380</text:p>
          </table:table-cell>
          <table:table-cell office:value-type="float" office:value="195023">
            <text:p>195023</text:p>
          </table:table-cell>
          <table:table-cell office:value-type="float" office:value="39151">
            <text:p>39151</text:p>
          </table:table-cell>
          <table:table-cell office:value-type="float" office:value="155872">
            <text:p>155872</text:p>
          </table:table-cell>
          <table:table-cell office:value-type="float" office:value="31763">
            <text:p>31763</text:p>
          </table:table-cell>
          <table:table-cell office:value-type="float" office:value="7388">
            <text:p>738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344264">
            <text:p>2344264</text:p>
          </table:table-cell>
          <table:table-cell office:value-type="float" office:value="211609">
            <text:p>211609</text:p>
          </table:table-cell>
          <table:table-cell office:value-type="float" office:value="33407">
            <text:p>33407</text:p>
          </table:table-cell>
          <table:table-cell office:value-type="float" office:value="178202">
            <text:p>178202</text:p>
          </table:table-cell>
          <table:table-cell office:value-type="float" office:value="31960">
            <text:p>31960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636240">
            <text:p>2636240</text:p>
          </table:table-cell>
          <table:table-cell office:value-type="float" office:value="205248">
            <text:p>205248</text:p>
          </table:table-cell>
          <table:table-cell office:value-type="float" office:value="33312">
            <text:p>33312</text:p>
          </table:table-cell>
          <table:table-cell office:value-type="float" office:value="171936">
            <text:p>171936</text:p>
          </table:table-cell>
          <table:table-cell office:value-type="float" office:value="30669">
            <text:p>30669</text:p>
          </table:table-cell>
          <table:table-cell office:value-type="float" office:value="2643">
            <text:p>264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104028">
            <text:p>2104028</text:p>
          </table:table-cell>
          <table:table-cell office:value-type="float" office:value="200114">
            <text:p>200114</text:p>
          </table:table-cell>
          <table:table-cell office:value-type="float" office:value="40815">
            <text:p>40815</text:p>
          </table:table-cell>
          <table:table-cell office:value-type="float" office:value="159299">
            <text:p>159299</text:p>
          </table:table-cell>
          <table:table-cell office:value-type="float" office:value="39495">
            <text:p>39495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590454">
            <text:p>2590454</text:p>
          </table:table-cell>
          <table:table-cell office:value-type="float" office:value="233884">
            <text:p>233884</text:p>
          </table:table-cell>
          <table:table-cell office:value-type="float" office:value="39182">
            <text:p>39182</text:p>
          </table:table-cell>
          <table:table-cell office:value-type="float" office:value="194702">
            <text:p>194702</text:p>
          </table:table-cell>
          <table:table-cell office:value-type="float" office:value="33901">
            <text:p>33901</text:p>
          </table:table-cell>
          <table:table-cell office:value-type="float" office:value="5281">
            <text:p>528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689102">
            <text:p>2689102</text:p>
          </table:table-cell>
          <table:table-cell office:value-type="float" office:value="240909">
            <text:p>240909</text:p>
          </table:table-cell>
          <table:table-cell office:value-type="float" office:value="39179">
            <text:p>39179</text:p>
          </table:table-cell>
          <table:table-cell office:value-type="float" office:value="201730">
            <text:p>201730</text:p>
          </table:table-cell>
          <table:table-cell office:value-type="float" office:value="38029">
            <text:p>38029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915436">
            <text:p>2915436</text:p>
          </table:table-cell>
          <table:table-cell office:value-type="float" office:value="241356">
            <text:p>241356</text:p>
          </table:table-cell>
          <table:table-cell office:value-type="float" office:value="38593">
            <text:p>38593</text:p>
          </table:table-cell>
          <table:table-cell office:value-type="float" office:value="202763">
            <text:p>202763</text:p>
          </table:table-cell>
          <table:table-cell office:value-type="float" office:value="36998">
            <text:p>36998</text:p>
          </table:table-cell>
          <table:table-cell office:value-type="float" office:value="1595">
            <text:p>159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0126">
            <text:p>150126</text:p>
          </table:table-cell>
          <table:table-cell table:number-columns-repeated="2" office:value-type="float" office:value="9375">
            <text:p>9375</text:p>
          </table:table-cell>
          <table:table-cell office:value-type="float" office:value="0">
            <text:p>0</text:p>
          </table:table-cell>
          <table:table-cell office:value-type="float" office:value="9375">
            <text:p>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57716">
            <text:p>357716</text:p>
          </table:table-cell>
          <table:table-cell office:value-type="float" office:value="18750">
            <text:p>18750</text:p>
          </table:table-cell>
          <table:table-cell office:value-type="float" office:value="9776">
            <text:p>9776</text:p>
          </table:table-cell>
          <table:table-cell office:value-type="float" office:value="8974">
            <text:p>8974</text:p>
          </table:table-cell>
          <table:table-cell office:value-type="float" office:value="9776">
            <text:p>9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83850">
            <text:p>483850</text:p>
          </table:table-cell>
          <table:table-cell office:value-type="float" office:value="28125">
            <text:p>28125</text:p>
          </table:table-cell>
          <table:table-cell office:value-type="float" office:value="28124">
            <text:p>28124</text:p>
          </table:table-cell>
          <table:table-cell office:value-type="float" office:value="1">
            <text:p>1</text:p>
          </table:table-cell>
          <table:table-cell office:value-type="float" office:value="28124">
            <text:p>2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19146">
            <text:p>519146</text:p>
          </table:table-cell>
          <table:table-cell office:value-type="float" office:value="35676">
            <text:p>35676</text:p>
          </table:table-cell>
          <table:table-cell office:value-type="float" office:value="29484">
            <text:p>29484</text:p>
          </table:table-cell>
          <table:table-cell office:value-type="float" office:value="6192">
            <text:p>6192</text:p>
          </table:table-cell>
          <table:table-cell office:value-type="float" office:value="29484">
            <text:p>294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68346">
            <text:p>668346</text:p>
          </table:table-cell>
          <table:table-cell office:value-type="float" office:value="41727">
            <text:p>41727</text:p>
          </table:table-cell>
          <table:table-cell office:value-type="float" office:value="37442">
            <text:p>37442</text:p>
          </table:table-cell>
          <table:table-cell office:value-type="float" office:value="4285">
            <text:p>4285</text:p>
          </table:table-cell>
          <table:table-cell office:value-type="float" office:value="37200">
            <text:p>3720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38554">
            <text:p>838554</text:p>
          </table:table-cell>
          <table:table-cell office:value-type="float" office:value="54951">
            <text:p>54951</text:p>
          </table:table-cell>
          <table:table-cell office:value-type="float" office:value="29353">
            <text:p>29353</text:p>
          </table:table-cell>
          <table:table-cell office:value-type="float" office:value="25598">
            <text:p>25598</text:p>
          </table:table-cell>
          <table:table-cell office:value-type="float" office:value="27776">
            <text:p>27776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54206">
            <text:p>954206</text:p>
          </table:table-cell>
          <table:table-cell office:value-type="float" office:value="65625">
            <text:p>65625</text:p>
          </table:table-cell>
          <table:table-cell office:value-type="float" office:value="35947">
            <text:p>35947</text:p>
          </table:table-cell>
          <table:table-cell office:value-type="float" office:value="29678">
            <text:p>29678</text:p>
          </table:table-cell>
          <table:table-cell office:value-type="float" office:value="32555">
            <text:p>32555</text:p>
          </table:table-cell>
          <table:table-cell office:value-type="float" office:value="3392">
            <text:p>339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8">
            <text:p>8</text:p>
          </table:table-cell>
          <table:table-cell office:value-type="float" office:value="988182">
            <text:p>988182</text:p>
          </table:table-cell>
          <table:table-cell office:value-type="float" office:value="70959">
            <text:p>70959</text:p>
          </table:table-cell>
          <table:table-cell office:value-type="float" office:value="31616">
            <text:p>31616</text:p>
          </table:table-cell>
          <table:table-cell office:value-type="float" office:value="39343">
            <text:p>39343</text:p>
          </table:table-cell>
          <table:table-cell office:value-type="float" office:value="21656">
            <text:p>21656</text:p>
          </table:table-cell>
          <table:table-cell office:value-type="float" office:value="9960">
            <text:p>99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95526">
            <text:p>1095526</text:p>
          </table:table-cell>
          <table:table-cell office:value-type="float" office:value="84375">
            <text:p>84375</text:p>
          </table:table-cell>
          <table:table-cell office:value-type="float" office:value="36867">
            <text:p>36867</text:p>
          </table:table-cell>
          <table:table-cell office:value-type="float" office:value="47508">
            <text:p>47508</text:p>
          </table:table-cell>
          <table:table-cell office:value-type="float" office:value="29791">
            <text:p>29791</text:p>
          </table:table-cell>
          <table:table-cell office:value-type="float" office:value="7076">
            <text:p>707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17392">
            <text:p>1317392</text:p>
          </table:table-cell>
          <table:table-cell office:value-type="float" office:value="90703">
            <text:p>90703</text:p>
          </table:table-cell>
          <table:table-cell office:value-type="float" office:value="27961">
            <text:p>27961</text:p>
          </table:table-cell>
          <table:table-cell office:value-type="float" office:value="62742">
            <text:p>62742</text:p>
          </table:table-cell>
          <table:table-cell office:value-type="float" office:value="17930">
            <text:p>17930</text:p>
          </table:table-cell>
          <table:table-cell office:value-type="float" office:value="10031">
            <text:p>1003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40208">
            <text:p>1540208</text:p>
          </table:table-cell>
          <table:table-cell office:value-type="float" office:value="103125">
            <text:p>103125</text:p>
          </table:table-cell>
          <table:table-cell office:value-type="float" office:value="32464">
            <text:p>32464</text:p>
          </table:table-cell>
          <table:table-cell office:value-type="float" office:value="70661">
            <text:p>70661</text:p>
          </table:table-cell>
          <table:table-cell office:value-type="float" office:value="27359">
            <text:p>27359</text:p>
          </table:table-cell>
          <table:table-cell office:value-type="float" office:value="5105">
            <text:p>510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36838">
            <text:p>1436838</text:p>
          </table:table-cell>
          <table:table-cell office:value-type="float" office:value="102376">
            <text:p>102376</text:p>
          </table:table-cell>
          <table:table-cell office:value-type="float" office:value="44014">
            <text:p>44014</text:p>
          </table:table-cell>
          <table:table-cell office:value-type="float" office:value="58362">
            <text:p>58362</text:p>
          </table:table-cell>
          <table:table-cell office:value-type="float" office:value="36740">
            <text:p>36740</text:p>
          </table:table-cell>
          <table:table-cell office:value-type="float" office:value="7274">
            <text:p>727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389456">
            <text:p>1389456</text:p>
          </table:table-cell>
          <table:table-cell office:value-type="float" office:value="116488">
            <text:p>116488</text:p>
          </table:table-cell>
          <table:table-cell office:value-type="float" office:value="31705">
            <text:p>31705</text:p>
          </table:table-cell>
          <table:table-cell office:value-type="float" office:value="84783">
            <text:p>84783</text:p>
          </table:table-cell>
          <table:table-cell office:value-type="float" office:value="21923">
            <text:p>21923</text:p>
          </table:table-cell>
          <table:table-cell office:value-type="float" office:value="9782">
            <text:p>978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654842">
            <text:p>1654842</text:p>
          </table:table-cell>
          <table:table-cell office:value-type="float" office:value="111648">
            <text:p>111648</text:p>
          </table:table-cell>
          <table:table-cell office:value-type="float" office:value="39191">
            <text:p>39191</text:p>
          </table:table-cell>
          <table:table-cell office:value-type="float" office:value="72457">
            <text:p>72457</text:p>
          </table:table-cell>
          <table:table-cell office:value-type="float" office:value="27012">
            <text:p>27012</text:p>
          </table:table-cell>
          <table:table-cell office:value-type="float" office:value="12179">
            <text:p>1217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931161">
            <text:p>1931161</text:p>
          </table:table-cell>
          <table:table-cell office:value-type="float" office:value="138432">
            <text:p>138432</text:p>
          </table:table-cell>
          <table:table-cell office:value-type="float" office:value="29030">
            <text:p>29030</text:p>
          </table:table-cell>
          <table:table-cell office:value-type="float" office:value="109402">
            <text:p>109402</text:p>
          </table:table-cell>
          <table:table-cell office:value-type="float" office:value="7777">
            <text:p>7777</text:p>
          </table:table-cell>
          <table:table-cell office:value-type="float" office:value="21253">
            <text:p>2125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777616">
            <text:p>1777616</text:p>
          </table:table-cell>
          <table:table-cell office:value-type="float" office:value="138058">
            <text:p>138058</text:p>
          </table:table-cell>
          <table:table-cell office:value-type="float" office:value="39197">
            <text:p>39197</text:p>
          </table:table-cell>
          <table:table-cell office:value-type="float" office:value="98861">
            <text:p>98861</text:p>
          </table:table-cell>
          <table:table-cell office:value-type="float" office:value="22785">
            <text:p>22785</text:p>
          </table:table-cell>
          <table:table-cell office:value-type="float" office:value="16412">
            <text:p>1641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04000">
            <text:p>1804000</text:p>
          </table:table-cell>
          <table:table-cell office:value-type="float" office:value="151375">
            <text:p>151375</text:p>
          </table:table-cell>
          <table:table-cell office:value-type="float" office:value="32248">
            <text:p>32248</text:p>
          </table:table-cell>
          <table:table-cell office:value-type="float" office:value="119127">
            <text:p>119127</text:p>
          </table:table-cell>
          <table:table-cell office:value-type="float" office:value="21229">
            <text:p>21229</text:p>
          </table:table-cell>
          <table:table-cell office:value-type="float" office:value="11019">
            <text:p>1101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848822">
            <text:p>1848822</text:p>
          </table:table-cell>
          <table:table-cell office:value-type="float" office:value="155072">
            <text:p>155072</text:p>
          </table:table-cell>
          <table:table-cell office:value-type="float" office:value="33564">
            <text:p>33564</text:p>
          </table:table-cell>
          <table:table-cell office:value-type="float" office:value="121508">
            <text:p>121508</text:p>
          </table:table-cell>
          <table:table-cell office:value-type="float" office:value="23482">
            <text:p>23482</text:p>
          </table:table-cell>
          <table:table-cell office:value-type="float" office:value="10082">
            <text:p>1008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170569">
            <text:p>2170569</text:p>
          </table:table-cell>
          <table:table-cell office:value-type="float" office:value="171282">
            <text:p>171282</text:p>
          </table:table-cell>
          <table:table-cell office:value-type="float" office:value="36223">
            <text:p>36223</text:p>
          </table:table-cell>
          <table:table-cell office:value-type="float" office:value="135059">
            <text:p>135059</text:p>
          </table:table-cell>
          <table:table-cell office:value-type="float" office:value="20087">
            <text:p>20087</text:p>
          </table:table-cell>
          <table:table-cell office:value-type="float" office:value="16136">
            <text:p>1613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151970">
            <text:p>2151970</text:p>
          </table:table-cell>
          <table:table-cell office:value-type="float" office:value="181191">
            <text:p>181191</text:p>
          </table:table-cell>
          <table:table-cell office:value-type="float" office:value="40699">
            <text:p>40699</text:p>
          </table:table-cell>
          <table:table-cell office:value-type="float" office:value="140492">
            <text:p>140492</text:p>
          </table:table-cell>
          <table:table-cell office:value-type="float" office:value="34123">
            <text:p>34123</text:p>
          </table:table-cell>
          <table:table-cell office:value-type="float" office:value="6576">
            <text:p>657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200126">
            <text:p>2200126</text:p>
          </table:table-cell>
          <table:table-cell office:value-type="float" office:value="187003">
            <text:p>187003</text:p>
          </table:table-cell>
          <table:table-cell office:value-type="float" office:value="36696">
            <text:p>36696</text:p>
          </table:table-cell>
          <table:table-cell office:value-type="float" office:value="150307">
            <text:p>150307</text:p>
          </table:table-cell>
          <table:table-cell office:value-type="float" office:value="19131">
            <text:p>19131</text:p>
          </table:table-cell>
          <table:table-cell office:value-type="float" office:value="17565">
            <text:p>1756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394558">
            <text:p>2394558</text:p>
          </table:table-cell>
          <table:table-cell office:value-type="float" office:value="170974">
            <text:p>170974</text:p>
          </table:table-cell>
          <table:table-cell office:value-type="float" office:value="44621">
            <text:p>44621</text:p>
          </table:table-cell>
          <table:table-cell office:value-type="float" office:value="126353">
            <text:p>126353</text:p>
          </table:table-cell>
          <table:table-cell office:value-type="float" office:value="29740">
            <text:p>29740</text:p>
          </table:table-cell>
          <table:table-cell office:value-type="float" office:value="14881">
            <text:p>1488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510936">
            <text:p>2510936</text:p>
          </table:table-cell>
          <table:table-cell office:value-type="float" office:value="197864">
            <text:p>197864</text:p>
          </table:table-cell>
          <table:table-cell office:value-type="float" office:value="46032">
            <text:p>46032</text:p>
          </table:table-cell>
          <table:table-cell office:value-type="float" office:value="151832">
            <text:p>151832</text:p>
          </table:table-cell>
          <table:table-cell office:value-type="float" office:value="30414">
            <text:p>30414</text:p>
          </table:table-cell>
          <table:table-cell office:value-type="float" office:value="15618">
            <text:p>156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352808">
            <text:p>2352808</text:p>
          </table:table-cell>
          <table:table-cell office:value-type="float" office:value="195808">
            <text:p>195808</text:p>
          </table:table-cell>
          <table:table-cell office:value-type="float" office:value="39304">
            <text:p>39304</text:p>
          </table:table-cell>
          <table:table-cell office:value-type="float" office:value="156504">
            <text:p>156504</text:p>
          </table:table-cell>
          <table:table-cell office:value-type="float" office:value="23335">
            <text:p>23335</text:p>
          </table:table-cell>
          <table:table-cell office:value-type="float" office:value="15969">
            <text:p>1596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346172">
            <text:p>2346172</text:p>
          </table:table-cell>
          <table:table-cell office:value-type="float" office:value="211111">
            <text:p>211111</text:p>
          </table:table-cell>
          <table:table-cell office:value-type="float" office:value="33518">
            <text:p>33518</text:p>
          </table:table-cell>
          <table:table-cell office:value-type="float" office:value="177593">
            <text:p>177593</text:p>
          </table:table-cell>
          <table:table-cell office:value-type="float" office:value="13914">
            <text:p>13914</text:p>
          </table:table-cell>
          <table:table-cell office:value-type="float" office:value="19604">
            <text:p>1960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641973">
            <text:p>2641973</text:p>
          </table:table-cell>
          <table:table-cell office:value-type="float" office:value="204999">
            <text:p>204999</text:p>
          </table:table-cell>
          <table:table-cell office:value-type="float" office:value="33522">
            <text:p>33522</text:p>
          </table:table-cell>
          <table:table-cell office:value-type="float" office:value="171477">
            <text:p>171477</text:p>
          </table:table-cell>
          <table:table-cell office:value-type="float" office:value="18058">
            <text:p>18058</text:p>
          </table:table-cell>
          <table:table-cell office:value-type="float" office:value="15464">
            <text:p>1546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2105194">
            <text:p>2105194</text:p>
          </table:table-cell>
          <table:table-cell office:value-type="float" office:value="200000">
            <text:p>200000</text:p>
          </table:table-cell>
          <table:table-cell office:value-type="float" office:value="40887">
            <text:p>40887</text:p>
          </table:table-cell>
          <table:table-cell office:value-type="float" office:value="159113">
            <text:p>159113</text:p>
          </table:table-cell>
          <table:table-cell office:value-type="float" office:value="26832">
            <text:p>26832</text:p>
          </table:table-cell>
          <table:table-cell office:value-type="float" office:value="14055">
            <text:p>1405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593900">
            <text:p>2593900</text:p>
          </table:table-cell>
          <table:table-cell office:value-type="float" office:value="237639">
            <text:p>237639</text:p>
          </table:table-cell>
          <table:table-cell office:value-type="float" office:value="39269">
            <text:p>39269</text:p>
          </table:table-cell>
          <table:table-cell office:value-type="float" office:value="198370">
            <text:p>198370</text:p>
          </table:table-cell>
          <table:table-cell office:value-type="float" office:value="18791">
            <text:p>18791</text:p>
          </table:table-cell>
          <table:table-cell office:value-type="float" office:value="20478">
            <text:p>2047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694936">
            <text:p>2694936</text:p>
          </table:table-cell>
          <table:table-cell office:value-type="float" office:value="239755">
            <text:p>239755</text:p>
          </table:table-cell>
          <table:table-cell office:value-type="float" office:value="39241">
            <text:p>39241</text:p>
          </table:table-cell>
          <table:table-cell office:value-type="float" office:value="200514">
            <text:p>200514</text:p>
          </table:table-cell>
          <table:table-cell office:value-type="float" office:value="23834">
            <text:p>23834</text:p>
          </table:table-cell>
          <table:table-cell office:value-type="float" office:value="15407">
            <text:p>1540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917308">
            <text:p>2917308</text:p>
          </table:table-cell>
          <table:table-cell office:value-type="float" office:value="240701">
            <text:p>240701</text:p>
          </table:table-cell>
          <table:table-cell office:value-type="float" office:value="38889">
            <text:p>38889</text:p>
          </table:table-cell>
          <table:table-cell office:value-type="float" office:value="201812">
            <text:p>201812</text:p>
          </table:table-cell>
          <table:table-cell office:value-type="float" office:value="31023">
            <text:p>31023</text:p>
          </table:table-cell>
          <table:table-cell office:value-type="float" office:value="7866">
            <text:p>786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0126">
            <text:p>150126</text:p>
          </table:table-cell>
          <table:table-cell table:number-columns-repeated="2" office:value-type="float" office:value="9375">
            <text:p>9375</text:p>
          </table:table-cell>
          <table:table-cell office:value-type="float" office:value="0">
            <text:p>0</text:p>
          </table:table-cell>
          <table:table-cell office:value-type="float" office:value="9375">
            <text:p>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57780">
            <text:p>357780</text:p>
          </table:table-cell>
          <table:table-cell office:value-type="float" office:value="18750">
            <text:p>18750</text:p>
          </table:table-cell>
          <table:table-cell office:value-type="float" office:value="9784">
            <text:p>9784</text:p>
          </table:table-cell>
          <table:table-cell office:value-type="float" office:value="8966">
            <text:p>8966</text:p>
          </table:table-cell>
          <table:table-cell office:value-type="float" office:value="9784">
            <text:p>97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83576">
            <text:p>483576</text:p>
          </table:table-cell>
          <table:table-cell table:number-columns-repeated="2" office:value-type="float" office:value="28125">
            <text:p>28125</text:p>
          </table:table-cell>
          <table:table-cell office:value-type="float" office:value="0">
            <text:p>0</text:p>
          </table:table-cell>
          <table:table-cell office:value-type="float" office:value="28125">
            <text:p>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19394">
            <text:p>519394</text:p>
          </table:table-cell>
          <table:table-cell office:value-type="float" office:value="35531">
            <text:p>35531</text:p>
          </table:table-cell>
          <table:table-cell office:value-type="float" office:value="29598">
            <text:p>29598</text:p>
          </table:table-cell>
          <table:table-cell office:value-type="float" office:value="5933">
            <text:p>5933</text:p>
          </table:table-cell>
          <table:table-cell office:value-type="float" office:value="24741">
            <text:p>24741</text:p>
          </table:table-cell>
          <table:table-cell office:value-type="float" office:value="4857">
            <text:p>485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69004">
            <text:p>669004</text:p>
          </table:table-cell>
          <table:table-cell office:value-type="float" office:value="41770">
            <text:p>41770</text:p>
          </table:table-cell>
          <table:table-cell office:value-type="float" office:value="37542">
            <text:p>37542</text:p>
          </table:table-cell>
          <table:table-cell office:value-type="float" office:value="4228">
            <text:p>4228</text:p>
          </table:table-cell>
          <table:table-cell office:value-type="float" office:value="28686">
            <text:p>28686</text:p>
          </table:table-cell>
          <table:table-cell office:value-type="float" office:value="8856">
            <text:p>88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38818">
            <text:p>838818</text:p>
          </table:table-cell>
          <table:table-cell office:value-type="float" office:value="55003">
            <text:p>55003</text:p>
          </table:table-cell>
          <table:table-cell office:value-type="float" office:value="29410">
            <text:p>29410</text:p>
          </table:table-cell>
          <table:table-cell office:value-type="float" office:value="25593">
            <text:p>25593</text:p>
          </table:table-cell>
          <table:table-cell office:value-type="float" office:value="10924">
            <text:p>10924</text:p>
          </table:table-cell>
          <table:table-cell office:value-type="float" office:value="18486">
            <text:p>1848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53722">
            <text:p>953722</text:p>
          </table:table-cell>
          <table:table-cell office:value-type="float" office:value="65625">
            <text:p>65625</text:p>
          </table:table-cell>
          <table:table-cell office:value-type="float" office:value="36107">
            <text:p>36107</text:p>
          </table:table-cell>
          <table:table-cell office:value-type="float" office:value="29518">
            <text:p>29518</text:p>
          </table:table-cell>
          <table:table-cell office:value-type="float" office:value="16623">
            <text:p>16623</text:p>
          </table:table-cell>
          <table:table-cell office:value-type="float" office:value="19484">
            <text:p>1948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989143">
            <text:p>989143</text:p>
          </table:table-cell>
          <table:table-cell office:value-type="float" office:value="70893">
            <text:p>70893</text:p>
          </table:table-cell>
          <table:table-cell office:value-type="float" office:value="31844">
            <text:p>31844</text:p>
          </table:table-cell>
          <table:table-cell office:value-type="float" office:value="39049">
            <text:p>39049</text:p>
          </table:table-cell>
          <table:table-cell office:value-type="float" office:value="21151">
            <text:p>21151</text:p>
          </table:table-cell>
          <table:table-cell office:value-type="float" office:value="10693">
            <text:p>1069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096164">
            <text:p>1096164</text:p>
          </table:table-cell>
          <table:table-cell office:value-type="float" office:value="84375">
            <text:p>84375</text:p>
          </table:table-cell>
          <table:table-cell office:value-type="float" office:value="37020">
            <text:p>37020</text:p>
          </table:table-cell>
          <table:table-cell office:value-type="float" office:value="47355">
            <text:p>47355</text:p>
          </table:table-cell>
          <table:table-cell office:value-type="float" office:value="15016">
            <text:p>15016</text:p>
          </table:table-cell>
          <table:table-cell office:value-type="float" office:value="22004">
            <text:p>2200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18520">
            <text:p>1318520</text:p>
          </table:table-cell>
          <table:table-cell office:value-type="float" office:value="90617">
            <text:p>90617</text:p>
          </table:table-cell>
          <table:table-cell office:value-type="float" office:value="28080">
            <text:p>28080</text:p>
          </table:table-cell>
          <table:table-cell office:value-type="float" office:value="62537">
            <text:p>62537</text:p>
          </table:table-cell>
          <table:table-cell office:value-type="float" office:value="2823">
            <text:p>2823</text:p>
          </table:table-cell>
          <table:table-cell office:value-type="float" office:value="25257">
            <text:p>2525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43652">
            <text:p>1543652</text:p>
          </table:table-cell>
          <table:table-cell office:value-type="float" office:value="103125">
            <text:p>103125</text:p>
          </table:table-cell>
          <table:table-cell office:value-type="float" office:value="32426">
            <text:p>32426</text:p>
          </table:table-cell>
          <table:table-cell office:value-type="float" office:value="70699">
            <text:p>70699</text:p>
          </table:table-cell>
          <table:table-cell office:value-type="float" office:value="19587">
            <text:p>19587</text:p>
          </table:table-cell>
          <table:table-cell office:value-type="float" office:value="12839">
            <text:p>1283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37571">
            <text:p>1437571</text:p>
          </table:table-cell>
          <table:table-cell office:value-type="float" office:value="102343">
            <text:p>102343</text:p>
          </table:table-cell>
          <table:table-cell office:value-type="float" office:value="44163">
            <text:p>44163</text:p>
          </table:table-cell>
          <table:table-cell office:value-type="float" office:value="58180">
            <text:p>58180</text:p>
          </table:table-cell>
          <table:table-cell office:value-type="float" office:value="21758">
            <text:p>21758</text:p>
          </table:table-cell>
          <table:table-cell office:value-type="float" office:value="22405">
            <text:p>2240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390499">
            <text:p>1390499</text:p>
          </table:table-cell>
          <table:table-cell office:value-type="float" office:value="116516">
            <text:p>116516</text:p>
          </table:table-cell>
          <table:table-cell office:value-type="float" office:value="31803">
            <text:p>31803</text:p>
          </table:table-cell>
          <table:table-cell office:value-type="float" office:value="84713">
            <text:p>84713</text:p>
          </table:table-cell>
          <table:table-cell office:value-type="float" office:value="8876">
            <text:p>8876</text:p>
          </table:table-cell>
          <table:table-cell office:value-type="float" office:value="22927">
            <text:p>2292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56133">
            <text:p>1656133</text:p>
          </table:table-cell>
          <table:table-cell office:value-type="float" office:value="111657">
            <text:p>111657</text:p>
          </table:table-cell>
          <table:table-cell office:value-type="float" office:value="39326">
            <text:p>39326</text:p>
          </table:table-cell>
          <table:table-cell office:value-type="float" office:value="72331">
            <text:p>72331</text:p>
          </table:table-cell>
          <table:table-cell office:value-type="float" office:value="3954">
            <text:p>3954</text:p>
          </table:table-cell>
          <table:table-cell office:value-type="float" office:value="35372">
            <text:p>3537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932409">
            <text:p>1932409</text:p>
          </table:table-cell>
          <table:table-cell office:value-type="float" office:value="138485">
            <text:p>138485</text:p>
          </table:table-cell>
          <table:table-cell office:value-type="float" office:value="29408">
            <text:p>29408</text:p>
          </table:table-cell>
          <table:table-cell office:value-type="float" office:value="109077">
            <text:p>109077</text:p>
          </table:table-cell>
          <table:table-cell office:value-type="float" office:value="3079">
            <text:p>3079</text:p>
          </table:table-cell>
          <table:table-cell office:value-type="float" office:value="26329">
            <text:p>2632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float" office:value="16">
            <text:p>16</text:p>
          </table:table-cell>
          <table:table-cell office:value-type="float" office:value="1778749">
            <text:p>1778749</text:p>
          </table:table-cell>
          <table:table-cell office:value-type="float" office:value="138010">
            <text:p>138010</text:p>
          </table:table-cell>
          <table:table-cell office:value-type="float" office:value="39298">
            <text:p>39298</text:p>
          </table:table-cell>
          <table:table-cell office:value-type="float" office:value="98712">
            <text:p>98712</text:p>
          </table:table-cell>
          <table:table-cell office:value-type="float" office:value="21774">
            <text:p>21774</text:p>
          </table:table-cell>
          <table:table-cell office:value-type="float" office:value="17524">
            <text:p>1752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05033">
            <text:p>1805033</text:p>
          </table:table-cell>
          <table:table-cell office:value-type="float" office:value="151556">
            <text:p>151556</text:p>
          </table:table-cell>
          <table:table-cell office:value-type="float" office:value="32375">
            <text:p>32375</text:p>
          </table:table-cell>
          <table:table-cell office:value-type="float" office:value="119181">
            <text:p>119181</text:p>
          </table:table-cell>
          <table:table-cell office:value-type="float" office:value="20821">
            <text:p>20821</text:p>
          </table:table-cell>
          <table:table-cell office:value-type="float" office:value="11554">
            <text:p>1155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850935">
            <text:p>1850935</text:p>
          </table:table-cell>
          <table:table-cell office:value-type="float" office:value="155450">
            <text:p>155450</text:p>
          </table:table-cell>
          <table:table-cell office:value-type="float" office:value="33746">
            <text:p>33746</text:p>
          </table:table-cell>
          <table:table-cell office:value-type="float" office:value="121704">
            <text:p>121704</text:p>
          </table:table-cell>
          <table:table-cell office:value-type="float" office:value="10089">
            <text:p>10089</text:p>
          </table:table-cell>
          <table:table-cell office:value-type="float" office:value="23657">
            <text:p>2365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70371">
            <text:p>2170371</text:p>
          </table:table-cell>
          <table:table-cell office:value-type="float" office:value="171337">
            <text:p>171337</text:p>
          </table:table-cell>
          <table:table-cell office:value-type="float" office:value="36341">
            <text:p>36341</text:p>
          </table:table-cell>
          <table:table-cell office:value-type="float" office:value="134996">
            <text:p>134996</text:p>
          </table:table-cell>
          <table:table-cell office:value-type="float" office:value="15999">
            <text:p>15999</text:p>
          </table:table-cell>
          <table:table-cell office:value-type="float" office:value="20342">
            <text:p>2034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154247">
            <text:p>2154247</text:p>
          </table:table-cell>
          <table:table-cell office:value-type="float" office:value="181229">
            <text:p>181229</text:p>
          </table:table-cell>
          <table:table-cell office:value-type="float" office:value="40895">
            <text:p>40895</text:p>
          </table:table-cell>
          <table:table-cell office:value-type="float" office:value="140334">
            <text:p>140334</text:p>
          </table:table-cell>
          <table:table-cell office:value-type="float" office:value="13429">
            <text:p>13429</text:p>
          </table:table-cell>
          <table:table-cell office:value-type="float" office:value="27466">
            <text:p>2746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200255">
            <text:p>2200255</text:p>
          </table:table-cell>
          <table:table-cell office:value-type="float" office:value="187018">
            <text:p>187018</text:p>
          </table:table-cell>
          <table:table-cell office:value-type="float" office:value="36842">
            <text:p>36842</text:p>
          </table:table-cell>
          <table:table-cell office:value-type="float" office:value="150176">
            <text:p>150176</text:p>
          </table:table-cell>
          <table:table-cell office:value-type="float" office:value="10243">
            <text:p>10243</text:p>
          </table:table-cell>
          <table:table-cell office:value-type="float" office:value="26599">
            <text:p>2659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96539">
            <text:p>2396539</text:p>
          </table:table-cell>
          <table:table-cell office:value-type="float" office:value="170026">
            <text:p>170026</text:p>
          </table:table-cell>
          <table:table-cell office:value-type="float" office:value="44775">
            <text:p>44775</text:p>
          </table:table-cell>
          <table:table-cell office:value-type="float" office:value="125251">
            <text:p>125251</text:p>
          </table:table-cell>
          <table:table-cell office:value-type="float" office:value="5740">
            <text:p>5740</text:p>
          </table:table-cell>
          <table:table-cell office:value-type="float" office:value="39035">
            <text:p>3903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514915">
            <text:p>2514915</text:p>
          </table:table-cell>
          <table:table-cell office:value-type="float" office:value="197914">
            <text:p>197914</text:p>
          </table:table-cell>
          <table:table-cell office:value-type="float" office:value="46147">
            <text:p>46147</text:p>
          </table:table-cell>
          <table:table-cell office:value-type="float" office:value="151767">
            <text:p>151767</text:p>
          </table:table-cell>
          <table:table-cell office:value-type="float" office:value="2321">
            <text:p>2321</text:p>
          </table:table-cell>
          <table:table-cell office:value-type="float" office:value="43826">
            <text:p>4382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355215">
            <text:p>2355215</text:p>
          </table:table-cell>
          <table:table-cell office:value-type="float" office:value="194354">
            <text:p>194354</text:p>
          </table:table-cell>
          <table:table-cell office:value-type="float" office:value="39329">
            <text:p>39329</text:p>
          </table:table-cell>
          <table:table-cell office:value-type="float" office:value="155025">
            <text:p>155025</text:p>
          </table:table-cell>
          <table:table-cell office:value-type="float" office:value="11537">
            <text:p>11537</text:p>
          </table:table-cell>
          <table:table-cell office:value-type="float" office:value="27792">
            <text:p>277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348987">
            <text:p>2348987</text:p>
          </table:table-cell>
          <table:table-cell office:value-type="float" office:value="211110">
            <text:p>211110</text:p>
          </table:table-cell>
          <table:table-cell office:value-type="float" office:value="33630">
            <text:p>33630</text:p>
          </table:table-cell>
          <table:table-cell office:value-type="float" office:value="177480">
            <text:p>177480</text:p>
          </table:table-cell>
          <table:table-cell office:value-type="float" office:value="10071">
            <text:p>10071</text:p>
          </table:table-cell>
          <table:table-cell office:value-type="float" office:value="23559">
            <text:p>2355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647349">
            <text:p>2647349</text:p>
          </table:table-cell>
          <table:table-cell office:value-type="float" office:value="205019">
            <text:p>205019</text:p>
          </table:table-cell>
          <table:table-cell office:value-type="float" office:value="33829">
            <text:p>33829</text:p>
          </table:table-cell>
          <table:table-cell office:value-type="float" office:value="171190">
            <text:p>171190</text:p>
          </table:table-cell>
          <table:table-cell office:value-type="float" office:value="11215">
            <text:p>11215</text:p>
          </table:table-cell>
          <table:table-cell office:value-type="float" office:value="22614">
            <text:p>2261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107279">
            <text:p>2107279</text:p>
          </table:table-cell>
          <table:table-cell office:value-type="float" office:value="199989">
            <text:p>199989</text:p>
          </table:table-cell>
          <table:table-cell office:value-type="float" office:value="41071">
            <text:p>41071</text:p>
          </table:table-cell>
          <table:table-cell office:value-type="float" office:value="158918">
            <text:p>158918</text:p>
          </table:table-cell>
          <table:table-cell office:value-type="float" office:value="26976">
            <text:p>26976</text:p>
          </table:table-cell>
          <table:table-cell office:value-type="float" office:value="14095">
            <text:p>1409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596591">
            <text:p>2596591</text:p>
          </table:table-cell>
          <table:table-cell office:value-type="float" office:value="237582">
            <text:p>237582</text:p>
          </table:table-cell>
          <table:table-cell office:value-type="float" office:value="39454">
            <text:p>39454</text:p>
          </table:table-cell>
          <table:table-cell office:value-type="float" office:value="198128">
            <text:p>198128</text:p>
          </table:table-cell>
          <table:table-cell office:value-type="float" office:value="12380">
            <text:p>12380</text:p>
          </table:table-cell>
          <table:table-cell office:value-type="float" office:value="27074">
            <text:p>2707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2697551">
            <text:p>2697551</text:p>
          </table:table-cell>
          <table:table-cell office:value-type="float" office:value="239620">
            <text:p>239620</text:p>
          </table:table-cell>
          <table:table-cell office:value-type="float" office:value="39386">
            <text:p>39386</text:p>
          </table:table-cell>
          <table:table-cell office:value-type="float" office:value="200234">
            <text:p>200234</text:p>
          </table:table-cell>
          <table:table-cell office:value-type="float" office:value="3697">
            <text:p>3697</text:p>
          </table:table-cell>
          <table:table-cell office:value-type="float" office:value="35689">
            <text:p>3568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924101">
            <text:p>2924101</text:p>
          </table:table-cell>
          <table:table-cell office:value-type="float" office:value="240817">
            <text:p>240817</text:p>
          </table:table-cell>
          <table:table-cell office:value-type="float" office:value="39194">
            <text:p>39194</text:p>
          </table:table-cell>
          <table:table-cell office:value-type="float" office:value="201623">
            <text:p>201623</text:p>
          </table:table-cell>
          <table:table-cell office:value-type="float" office:value="10748">
            <text:p>10748</text:p>
          </table:table-cell>
          <table:table-cell office:value-type="float" office:value="28446">
            <text:p>2844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50126">
            <text:p>150126</text:p>
          </table:table-cell>
          <table:table-cell table:number-columns-repeated="2" office:value-type="float" office:value="9375">
            <text:p>9375</text:p>
          </table:table-cell>
          <table:table-cell office:value-type="float" office:value="0">
            <text:p>0</text:p>
          </table:table-cell>
          <table:table-cell office:value-type="float" office:value="9375">
            <text:p>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57908">
            <text:p>357908</text:p>
          </table:table-cell>
          <table:table-cell office:value-type="float" office:value="18750">
            <text:p>18750</text:p>
          </table:table-cell>
          <table:table-cell office:value-type="float" office:value="9800">
            <text:p>9800</text:p>
          </table:table-cell>
          <table:table-cell office:value-type="float" office:value="8950">
            <text:p>8950</text:p>
          </table:table-cell>
          <table:table-cell office:value-type="float" office:value="61">
            <text:p>61</text:p>
          </table:table-cell>
          <table:table-cell office:value-type="float" office:value="9739">
            <text:p>973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83576">
            <text:p>483576</text:p>
          </table:table-cell>
          <table:table-cell table:number-columns-repeated="2" office:value-type="float" office:value="28125">
            <text:p>28125</text:p>
          </table:table-cell>
          <table:table-cell office:value-type="float" office:value="0">
            <text:p>0</text:p>
          </table:table-cell>
          <table:table-cell office:value-type="float" office:value="28125">
            <text:p>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20092">
            <text:p>520092</text:p>
          </table:table-cell>
          <table:table-cell office:value-type="float" office:value="35613">
            <text:p>35613</text:p>
          </table:table-cell>
          <table:table-cell office:value-type="float" office:value="29701">
            <text:p>29701</text:p>
          </table:table-cell>
          <table:table-cell office:value-type="float" office:value="5912">
            <text:p>5912</text:p>
          </table:table-cell>
          <table:table-cell office:value-type="float" office:value="15633">
            <text:p>15633</text:p>
          </table:table-cell>
          <table:table-cell office:value-type="float" office:value="14068">
            <text:p>1406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669472">
            <text:p>669472</text:p>
          </table:table-cell>
          <table:table-cell office:value-type="float" office:value="41784">
            <text:p>41784</text:p>
          </table:table-cell>
          <table:table-cell office:value-type="float" office:value="37606">
            <text:p>37606</text:p>
          </table:table-cell>
          <table:table-cell office:value-type="float" office:value="4178">
            <text:p>4178</text:p>
          </table:table-cell>
          <table:table-cell office:value-type="float" office:value="23209">
            <text:p>23209</text:p>
          </table:table-cell>
          <table:table-cell office:value-type="float" office:value="14397">
            <text:p>1439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839333">
            <text:p>839333</text:p>
          </table:table-cell>
          <table:table-cell office:value-type="float" office:value="55009">
            <text:p>55009</text:p>
          </table:table-cell>
          <table:table-cell office:value-type="float" office:value="29519">
            <text:p>29519</text:p>
          </table:table-cell>
          <table:table-cell office:value-type="float" office:value="25490">
            <text:p>25490</text:p>
          </table:table-cell>
          <table:table-cell office:value-type="float" office:value="1191">
            <text:p>1191</text:p>
          </table:table-cell>
          <table:table-cell office:value-type="float" office:value="28328">
            <text:p>2832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953653">
            <text:p>953653</text:p>
          </table:table-cell>
          <table:table-cell office:value-type="float" office:value="65625">
            <text:p>65625</text:p>
          </table:table-cell>
          <table:table-cell office:value-type="float" office:value="36179">
            <text:p>36179</text:p>
          </table:table-cell>
          <table:table-cell office:value-type="float" office:value="29446">
            <text:p>29446</text:p>
          </table:table-cell>
          <table:table-cell office:value-type="float" office:value="9545">
            <text:p>9545</text:p>
          </table:table-cell>
          <table:table-cell office:value-type="float" office:value="26634">
            <text:p>2663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989068">
            <text:p>989068</text:p>
          </table:table-cell>
          <table:table-cell office:value-type="float" office:value="70771">
            <text:p>70771</text:p>
          </table:table-cell>
          <table:table-cell office:value-type="float" office:value="31852">
            <text:p>31852</text:p>
          </table:table-cell>
          <table:table-cell office:value-type="float" office:value="38919">
            <text:p>38919</text:p>
          </table:table-cell>
          <table:table-cell office:value-type="float" office:value="5360">
            <text:p>5360</text:p>
          </table:table-cell>
          <table:table-cell office:value-type="float" office:value="26492">
            <text:p>2649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097257">
            <text:p>1097257</text:p>
          </table:table-cell>
          <table:table-cell office:value-type="float" office:value="84375">
            <text:p>84375</text:p>
          </table:table-cell>
          <table:table-cell office:value-type="float" office:value="37379">
            <text:p>37379</text:p>
          </table:table-cell>
          <table:table-cell office:value-type="float" office:value="46996">
            <text:p>46996</text:p>
          </table:table-cell>
          <table:table-cell office:value-type="float" office:value="7031">
            <text:p>7031</text:p>
          </table:table-cell>
          <table:table-cell office:value-type="float" office:value="30348">
            <text:p>3034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319877">
            <text:p>1319877</text:p>
          </table:table-cell>
          <table:table-cell office:value-type="float" office:value="90649">
            <text:p>90649</text:p>
          </table:table-cell>
          <table:table-cell office:value-type="float" office:value="28222">
            <text:p>28222</text:p>
          </table:table-cell>
          <table:table-cell office:value-type="float" office:value="62427">
            <text:p>62427</text:p>
          </table:table-cell>
          <table:table-cell office:value-type="float" office:value="360">
            <text:p>360</text:p>
          </table:table-cell>
          <table:table-cell office:value-type="float" office:value="27862">
            <text:p>2786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1543537">
            <text:p>1543537</text:p>
          </table:table-cell>
          <table:table-cell office:value-type="float" office:value="103125">
            <text:p>103125</text:p>
          </table:table-cell>
          <table:table-cell office:value-type="float" office:value="32580">
            <text:p>32580</text:p>
          </table:table-cell>
          <table:table-cell office:value-type="float" office:value="70545">
            <text:p>70545</text:p>
          </table:table-cell>
          <table:table-cell office:value-type="float" office:value="4984">
            <text:p>4984</text:p>
          </table:table-cell>
          <table:table-cell office:value-type="float" office:value="27596">
            <text:p>2759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439876">
            <text:p>1439876</text:p>
          </table:table-cell>
          <table:table-cell office:value-type="float" office:value="102383">
            <text:p>102383</text:p>
          </table:table-cell>
          <table:table-cell office:value-type="float" office:value="44401">
            <text:p>44401</text:p>
          </table:table-cell>
          <table:table-cell office:value-type="float" office:value="57982">
            <text:p>57982</text:p>
          </table:table-cell>
          <table:table-cell office:value-type="float" office:value="13871">
            <text:p>13871</text:p>
          </table:table-cell>
          <table:table-cell office:value-type="float" office:value="30530">
            <text:p>3053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392882">
            <text:p>1392882</text:p>
          </table:table-cell>
          <table:table-cell office:value-type="float" office:value="116583">
            <text:p>116583</text:p>
          </table:table-cell>
          <table:table-cell office:value-type="float" office:value="31991">
            <text:p>31991</text:p>
          </table:table-cell>
          <table:table-cell office:value-type="float" office:value="84592">
            <text:p>84592</text:p>
          </table:table-cell>
          <table:table-cell office:value-type="float" office:value="1723">
            <text:p>1723</text:p>
          </table:table-cell>
          <table:table-cell office:value-type="float" office:value="30268">
            <text:p>3026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1657805">
            <text:p>1657805</text:p>
          </table:table-cell>
          <table:table-cell office:value-type="float" office:value="111686">
            <text:p>111686</text:p>
          </table:table-cell>
          <table:table-cell office:value-type="float" office:value="39591">
            <text:p>39591</text:p>
          </table:table-cell>
          <table:table-cell office:value-type="float" office:value="72095">
            <text:p>72095</text:p>
          </table:table-cell>
          <table:table-cell office:value-type="float" office:value="362">
            <text:p>362</text:p>
          </table:table-cell>
          <table:table-cell office:value-type="float" office:value="39229">
            <text:p>3922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936041">
            <text:p>1936041</text:p>
          </table:table-cell>
          <table:table-cell office:value-type="float" office:value="138462">
            <text:p>138462</text:p>
          </table:table-cell>
          <table:table-cell office:value-type="float" office:value="29694">
            <text:p>29694</text:p>
          </table:table-cell>
          <table:table-cell office:value-type="float" office:value="108768">
            <text:p>108768</text:p>
          </table:table-cell>
          <table:table-cell office:value-type="float" office:value="1109">
            <text:p>1109</text:p>
          </table:table-cell>
          <table:table-cell office:value-type="float" office:value="28585">
            <text:p>2858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781828">
            <text:p>1781828</text:p>
          </table:table-cell>
          <table:table-cell office:value-type="float" office:value="138114">
            <text:p>138114</text:p>
          </table:table-cell>
          <table:table-cell office:value-type="float" office:value="39524">
            <text:p>39524</text:p>
          </table:table-cell>
          <table:table-cell office:value-type="float" office:value="98590">
            <text:p>98590</text:p>
          </table:table-cell>
          <table:table-cell office:value-type="float" office:value="14595">
            <text:p>14595</text:p>
          </table:table-cell>
          <table:table-cell office:value-type="float" office:value="24929">
            <text:p>2492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808009">
            <text:p>1808009</text:p>
          </table:table-cell>
          <table:table-cell office:value-type="float" office:value="151628">
            <text:p>151628</text:p>
          </table:table-cell>
          <table:table-cell office:value-type="float" office:value="32610">
            <text:p>32610</text:p>
          </table:table-cell>
          <table:table-cell office:value-type="float" office:value="119018">
            <text:p>119018</text:p>
          </table:table-cell>
          <table:table-cell office:value-type="float" office:value="5950">
            <text:p>5950</text:p>
          </table:table-cell>
          <table:table-cell office:value-type="float" office:value="26660">
            <text:p>2666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1853206">
            <text:p>1853206</text:p>
          </table:table-cell>
          <table:table-cell office:value-type="float" office:value="155500">
            <text:p>155500</text:p>
          </table:table-cell>
          <table:table-cell office:value-type="float" office:value="33977">
            <text:p>33977</text:p>
          </table:table-cell>
          <table:table-cell office:value-type="float" office:value="121523">
            <text:p>121523</text:p>
          </table:table-cell>
          <table:table-cell office:value-type="float" office:value="3149">
            <text:p>3149</text:p>
          </table:table-cell>
          <table:table-cell office:value-type="float" office:value="30828">
            <text:p>3082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176601">
            <text:p>2176601</text:p>
          </table:table-cell>
          <table:table-cell office:value-type="float" office:value="171429">
            <text:p>171429</text:p>
          </table:table-cell>
          <table:table-cell office:value-type="float" office:value="36578">
            <text:p>36578</text:p>
          </table:table-cell>
          <table:table-cell office:value-type="float" office:value="134851">
            <text:p>134851</text:p>
          </table:table-cell>
          <table:table-cell office:value-type="float" office:value="10626">
            <text:p>10626</text:p>
          </table:table-cell>
          <table:table-cell office:value-type="float" office:value="25952">
            <text:p>2595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2157999">
            <text:p>2157999</text:p>
          </table:table-cell>
          <table:table-cell office:value-type="float" office:value="181117">
            <text:p>181117</text:p>
          </table:table-cell>
          <table:table-cell office:value-type="float" office:value="41208">
            <text:p>41208</text:p>
          </table:table-cell>
          <table:table-cell office:value-type="float" office:value="139909">
            <text:p>139909</text:p>
          </table:table-cell>
          <table:table-cell office:value-type="float" office:value="4725">
            <text:p>4725</text:p>
          </table:table-cell>
          <table:table-cell office:value-type="float" office:value="36483">
            <text:p>3648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2205128">
            <text:p>2205128</text:p>
          </table:table-cell>
          <table:table-cell office:value-type="float" office:value="187165">
            <text:p>187165</text:p>
          </table:table-cell>
          <table:table-cell office:value-type="float" office:value="37207">
            <text:p>37207</text:p>
          </table:table-cell>
          <table:table-cell office:value-type="float" office:value="149958">
            <text:p>149958</text:p>
          </table:table-cell>
          <table:table-cell office:value-type="float" office:value="2622">
            <text:p>2622</text:p>
          </table:table-cell>
          <table:table-cell office:value-type="float" office:value="34585">
            <text:p>3458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403153">
            <text:p>2403153</text:p>
          </table:table-cell>
          <table:table-cell office:value-type="float" office:value="170096">
            <text:p>170096</text:p>
          </table:table-cell>
          <table:table-cell office:value-type="float" office:value="45135">
            <text:p>45135</text:p>
          </table:table-cell>
          <table:table-cell office:value-type="float" office:value="124961">
            <text:p>124961</text:p>
          </table:table-cell>
          <table:table-cell office:value-type="float" office:value="2583">
            <text:p>2583</text:p>
          </table:table-cell>
          <table:table-cell office:value-type="float" office:value="42552">
            <text:p>4255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521339">
            <text:p>2521339</text:p>
          </table:table-cell>
          <table:table-cell office:value-type="float" office:value="198004">
            <text:p>198004</text:p>
          </table:table-cell>
          <table:table-cell office:value-type="float" office:value="46623">
            <text:p>46623</text:p>
          </table:table-cell>
          <table:table-cell office:value-type="float" office:value="151381">
            <text:p>151381</text:p>
          </table:table-cell>
          <table:table-cell office:value-type="float" office:value="2044">
            <text:p>2044</text:p>
          </table:table-cell>
          <table:table-cell office:value-type="float" office:value="44579">
            <text:p>4457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359519">
            <text:p>2359519</text:p>
          </table:table-cell>
          <table:table-cell office:value-type="float" office:value="194788">
            <text:p>194788</text:p>
          </table:table-cell>
          <table:table-cell office:value-type="float" office:value="39534">
            <text:p>39534</text:p>
          </table:table-cell>
          <table:table-cell office:value-type="float" office:value="155254">
            <text:p>155254</text:p>
          </table:table-cell>
          <table:table-cell office:value-type="float" office:value="5784">
            <text:p>5784</text:p>
          </table:table-cell>
          <table:table-cell office:value-type="float" office:value="33750">
            <text:p>3375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355586">
            <text:p>2355586</text:p>
          </table:table-cell>
          <table:table-cell office:value-type="float" office:value="211841">
            <text:p>211841</text:p>
          </table:table-cell>
          <table:table-cell office:value-type="float" office:value="33796">
            <text:p>33796</text:p>
          </table:table-cell>
          <table:table-cell office:value-type="float" office:value="178045">
            <text:p>178045</text:p>
          </table:table-cell>
          <table:table-cell office:value-type="float" office:value="1636">
            <text:p>1636</text:p>
          </table:table-cell>
          <table:table-cell office:value-type="float" office:value="32160">
            <text:p>3216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2654379">
            <text:p>2654379</text:p>
          </table:table-cell>
          <table:table-cell office:value-type="float" office:value="205120">
            <text:p>205120</text:p>
          </table:table-cell>
          <table:table-cell office:value-type="float" office:value="34119">
            <text:p>34119</text:p>
          </table:table-cell>
          <table:table-cell office:value-type="float" office:value="171001">
            <text:p>171001</text:p>
          </table:table-cell>
          <table:table-cell office:value-type="float" office:value="4084">
            <text:p>4084</text:p>
          </table:table-cell>
          <table:table-cell office:value-type="float" office:value="30035">
            <text:p>3003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2111305">
            <text:p>2111305</text:p>
          </table:table-cell>
          <table:table-cell office:value-type="float" office:value="200019">
            <text:p>200019</text:p>
          </table:table-cell>
          <table:table-cell office:value-type="float" office:value="41346">
            <text:p>41346</text:p>
          </table:table-cell>
          <table:table-cell office:value-type="float" office:value="158673">
            <text:p>158673</text:p>
          </table:table-cell>
          <table:table-cell office:value-type="float" office:value="26321">
            <text:p>26321</text:p>
          </table:table-cell>
          <table:table-cell office:value-type="float" office:value="15025">
            <text:p>1502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602294">
            <text:p>2602294</text:p>
          </table:table-cell>
          <table:table-cell office:value-type="float" office:value="237984">
            <text:p>237984</text:p>
          </table:table-cell>
          <table:table-cell office:value-type="float" office:value="39809">
            <text:p>39809</text:p>
          </table:table-cell>
          <table:table-cell office:value-type="float" office:value="198175">
            <text:p>198175</text:p>
          </table:table-cell>
          <table:table-cell office:value-type="float" office:value="11562">
            <text:p>11562</text:p>
          </table:table-cell>
          <table:table-cell office:value-type="float" office:value="28247">
            <text:p>2824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699779">
            <text:p>2699779</text:p>
          </table:table-cell>
          <table:table-cell office:value-type="float" office:value="239745">
            <text:p>239745</text:p>
          </table:table-cell>
          <table:table-cell office:value-type="float" office:value="39685">
            <text:p>39685</text:p>
          </table:table-cell>
          <table:table-cell office:value-type="float" office:value="200060">
            <text:p>200060</text:p>
          </table:table-cell>
          <table:table-cell office:value-type="float" office:value="200">
            <text:p>200</text:p>
          </table:table-cell>
          <table:table-cell office:value-type="float" office:value="39485">
            <text:p>3948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929244">
            <text:p>2929244</text:p>
          </table:table-cell>
          <table:table-cell office:value-type="float" office:value="241215">
            <text:p>241215</text:p>
          </table:table-cell>
          <table:table-cell office:value-type="float" office:value="39429">
            <text:p>39429</text:p>
          </table:table-cell>
          <table:table-cell office:value-type="float" office:value="201786">
            <text:p>201786</text:p>
          </table:table-cell>
          <table:table-cell office:value-type="float" office:value="2188">
            <text:p>2188</text:p>
          </table:table-cell>
          <table:table-cell office:value-type="float" office:value="37241">
            <text:p>3724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"infinito"</text:p>
          </table:table-cell>
          <table:table-cell office:value-type="float" office:value="1">
            <text:p>1</text:p>
          </table:table-cell>
          <table:table-cell office:value-type="float" office:value="122022">
            <text:p>122022</text:p>
          </table:table-cell>
          <table:table-cell table:number-columns-repeated="2" office:value-type="float" office:value="9375">
            <text:p>9375</text:p>
          </table:table-cell>
          <table:table-cell office:value-type="float" office:value="0">
            <text:p>0</text:p>
          </table:table-cell>
          <table:table-cell office:value-type="float" office:value="9375">
            <text:p>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"infinito"</text:p>
          </table:table-cell>
          <table:table-cell office:value-type="float" office:value="2">
            <text:p>2</text:p>
          </table:table-cell>
          <table:table-cell office:value-type="float" office:value="304768">
            <text:p>304768</text:p>
          </table:table-cell>
          <table:table-cell table:number-columns-repeated="2" office:value-type="float" office:value="18750">
            <text:p>18750</text:p>
          </table:table-cell>
          <table:table-cell office:value-type="float" office:value="0">
            <text:p>0</text:p>
          </table:table-cell>
          <table:table-cell office:value-type="float" office:value="18750">
            <text:p>187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"infinito"</text:p>
          </table:table-cell>
          <table:table-cell office:value-type="float" office:value="3">
            <text:p>3</text:p>
          </table:table-cell>
          <table:table-cell office:value-type="float" office:value="386475">
            <text:p>386475</text:p>
          </table:table-cell>
          <table:table-cell table:number-columns-repeated="2" office:value-type="float" office:value="28125">
            <text:p>28125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office:value-type="float" office:value="24582">
            <text:p>2458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"infinito"</text:p>
          </table:table-cell>
          <table:table-cell office:value-type="float" office:value="4">
            <text:p>4</text:p>
          </table:table-cell>
          <table:table-cell office:value-type="float" office:value="506612">
            <text:p>506612</text:p>
          </table:table-cell>
          <table:table-cell table:number-columns-repeated="2" office:value-type="float" office:value="37500">
            <text:p>3750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37407">
            <text:p>3740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"infinito"</text:p>
          </table:table-cell>
          <table:table-cell office:value-type="float" office:value="5">
            <text:p>5</text:p>
          </table:table-cell>
          <table:table-cell office:value-type="float" office:value="672486">
            <text:p>672486</text:p>
          </table:table-cell>
          <table:table-cell table:number-columns-repeated="2" office:value-type="float" office:value="46875">
            <text:p>46875</text:p>
          </table:table-cell>
          <table:table-cell office:value-type="float" office:value="0">
            <text:p>0</text:p>
          </table:table-cell>
          <table:table-cell office:value-type="float" office:value="10710">
            <text:p>10710</text:p>
          </table:table-cell>
          <table:table-cell office:value-type="float" office:value="36165">
            <text:p>3616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"infinito"</text:p>
          </table:table-cell>
          <table:table-cell office:value-type="float" office:value="6">
            <text:p>6</text:p>
          </table:table-cell>
          <table:table-cell office:value-type="float" office:value="895233">
            <text:p>895233</text:p>
          </table:table-cell>
          <table:table-cell table:number-columns-repeated="2" office:value-type="float" office:value="56250">
            <text:p>56250</text:p>
          </table:table-cell>
          <table:table-cell office:value-type="float" office:value="0">
            <text:p>0</text:p>
          </table:table-cell>
          <table:table-cell office:value-type="float" office:value="1678">
            <text:p>1678</text:p>
          </table:table-cell>
          <table:table-cell office:value-type="float" office:value="54572">
            <text:p>54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"infinito"</text:p>
          </table:table-cell>
          <table:table-cell office:value-type="float" office:value="7">
            <text:p>7</text:p>
          </table:table-cell>
          <table:table-cell office:value-type="float" office:value="1029058">
            <text:p>1029058</text:p>
          </table:table-cell>
          <table:table-cell table:number-columns-repeated="2" office:value-type="float" office:value="65625">
            <text:p>65625</text:p>
          </table:table-cell>
          <table:table-cell office:value-type="float" office:value="0">
            <text:p>0</text:p>
          </table:table-cell>
          <table:table-cell office:value-type="float" office:value="7642">
            <text:p>7642</text:p>
          </table:table-cell>
          <table:table-cell office:value-type="float" office:value="57983">
            <text:p>5798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"infinito"</text:p>
          </table:table-cell>
          <table:table-cell office:value-type="float" office:value="8">
            <text:p>8</text:p>
          </table:table-cell>
          <table:table-cell office:value-type="float" office:value="1421948">
            <text:p>1421948</text:p>
          </table:table-cell>
          <table:table-cell table:number-columns-repeated="2"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6817">
            <text:p>6817</text:p>
          </table:table-cell>
          <table:table-cell office:value-type="float" office:value="68183">
            <text:p>6818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"infinito"</text:p>
          </table:table-cell>
          <table:table-cell office:value-type="float" office:value="9">
            <text:p>9</text:p>
          </table:table-cell>
          <table:table-cell office:value-type="float" office:value="1273486">
            <text:p>1273486</text:p>
          </table:table-cell>
          <table:table-cell table:number-columns-repeated="2" office:value-type="float" office:value="84375">
            <text:p>8437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83974">
            <text:p>8397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"infinito"</text:p>
          </table:table-cell>
          <table:table-cell office:value-type="float" office:value="10">
            <text:p>10</text:p>
          </table:table-cell>
          <table:table-cell office:value-type="float" office:value="1753931">
            <text:p>1753931</text:p>
          </table:table-cell>
          <table:table-cell table:number-columns-repeated="2" office:value-type="float" office:value="93750">
            <text:p>93750</text:p>
          </table:table-cell>
          <table:table-cell office:value-type="float" office:value="0">
            <text:p>0</text:p>
          </table:table-cell>
          <table:table-cell office:value-type="float" office:value="3639">
            <text:p>3639</text:p>
          </table:table-cell>
          <table:table-cell office:value-type="float" office:value="90111">
            <text:p>9011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"infinito"</text:p>
          </table:table-cell>
          <table:table-cell office:value-type="float" office:value="11">
            <text:p>11</text:p>
          </table:table-cell>
          <table:table-cell office:value-type="float" office:value="1877668">
            <text:p>1877668</text:p>
          </table:table-cell>
          <table:table-cell table:number-columns-repeated="2" office:value-type="float" office:value="103125">
            <text:p>103125</text:p>
          </table:table-cell>
          <table:table-cell office:value-type="float" office:value="0">
            <text:p>0</text:p>
          </table:table-cell>
          <table:table-cell office:value-type="float" office:value="4940">
            <text:p>4940</text:p>
          </table:table-cell>
          <table:table-cell office:value-type="float" office:value="98185">
            <text:p>9818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"infinito"</text:p>
          </table:table-cell>
          <table:table-cell office:value-type="float" office:value="12">
            <text:p>12</text:p>
          </table:table-cell>
          <table:table-cell office:value-type="float" office:value="1883670">
            <text:p>1883670</text:p>
          </table:table-cell>
          <table:table-cell table:number-columns-repeated="2" office:value-type="float" office:value="112500">
            <text:p>112500</text:p>
          </table:table-cell>
          <table:table-cell office:value-type="float" office:value="0">
            <text:p>0</text:p>
          </table:table-cell>
          <table:table-cell office:value-type="float" office:value="13024">
            <text:p>13024</text:p>
          </table:table-cell>
          <table:table-cell office:value-type="float" office:value="99476">
            <text:p>9947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"infinito"</text:p>
          </table:table-cell>
          <table:table-cell office:value-type="float" office:value="13">
            <text:p>13</text:p>
          </table:table-cell>
          <table:table-cell office:value-type="float" office:value="1986397">
            <text:p>1986397</text:p>
          </table:table-cell>
          <table:table-cell table:number-columns-repeated="2" office:value-type="float" office:value="121875">
            <text:p>121875</text:p>
          </table:table-cell>
          <table:table-cell office:value-type="float" office:value="0">
            <text:p>0</text:p>
          </table:table-cell>
          <table:table-cell office:value-type="float" office:value="2467">
            <text:p>2467</text:p>
          </table:table-cell>
          <table:table-cell office:value-type="float" office:value="119408">
            <text:p>11940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"infinito"</text:p>
          </table:table-cell>
          <table:table-cell office:value-type="float" office:value="14">
            <text:p>14</text:p>
          </table:table-cell>
          <table:table-cell office:value-type="float" office:value="2381897">
            <text:p>2381897</text:p>
          </table:table-cell>
          <table:table-cell table:number-columns-repeated="2" office:value-type="float" office:value="131250">
            <text:p>131250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130703">
            <text:p>13070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"infinito"</text:p>
          </table:table-cell>
          <table:table-cell office:value-type="float" office:value="15">
            <text:p>15</text:p>
          </table:table-cell>
          <table:table-cell office:value-type="float" office:value="2311559">
            <text:p>2311559</text:p>
          </table:table-cell>
          <table:table-cell table:number-columns-repeated="2" office:value-type="float" office:value="140625">
            <text:p>140625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40439">
            <text:p>14043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"infinito"</text:p>
          </table:table-cell>
          <table:table-cell office:value-type="float" office:value="16">
            <text:p>16</text:p>
          </table:table-cell>
          <table:table-cell office:value-type="float" office:value="2512950">
            <text:p>2512950</text:p>
          </table:table-cell>
          <table:table-cell table:number-columns-repeated="2" office:value-type="float" office:value="150000">
            <text:p>150000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9753">
            <text:p>1497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"infinito"</text:p>
          </table:table-cell>
          <table:table-cell office:value-type="float" office:value="17">
            <text:p>17</text:p>
          </table:table-cell>
          <table:table-cell office:value-type="float" office:value="2379346">
            <text:p>2379346</text:p>
          </table:table-cell>
          <table:table-cell table:number-columns-repeated="2" office:value-type="float" office:value="159375">
            <text:p>159375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157318">
            <text:p>15731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"infinito"</text:p>
          </table:table-cell>
          <table:table-cell office:value-type="float" office:value="18">
            <text:p>18</text:p>
          </table:table-cell>
          <table:table-cell office:value-type="float" office:value="2895058">
            <text:p>2895058</text:p>
          </table:table-cell>
          <table:table-cell table:number-columns-repeated="2" office:value-type="float" office:value="168750">
            <text:p>168750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165950">
            <text:p>16595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"infinito"</text:p>
          </table:table-cell>
          <table:table-cell office:value-type="float" office:value="19">
            <text:p>19</text:p>
          </table:table-cell>
          <table:table-cell office:value-type="float" office:value="2694088">
            <text:p>2694088</text:p>
          </table:table-cell>
          <table:table-cell table:number-columns-repeated="2" office:value-type="float" office:value="178125">
            <text:p>178125</text:p>
          </table:table-cell>
          <table:table-cell office:value-type="float" office:value="0">
            <text:p>0</text:p>
          </table:table-cell>
          <table:table-cell office:value-type="float" office:value="16367">
            <text:p>16367</text:p>
          </table:table-cell>
          <table:table-cell office:value-type="float" office:value="161758">
            <text:p>16175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"infinito"</text:p>
          </table:table-cell>
          <table:table-cell office:value-type="float" office:value="20">
            <text:p>20</text:p>
          </table:table-cell>
          <table:table-cell office:value-type="float" office:value="3021912">
            <text:p>3021912</text:p>
          </table:table-cell>
          <table:table-cell table:number-columns-repeated="2" office:value-type="float" office:value="187500">
            <text:p>187500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185442">
            <text:p>18544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"infinito"</text:p>
          </table:table-cell>
          <table:table-cell office:value-type="float" office:value="21">
            <text:p>21</text:p>
          </table:table-cell>
          <table:table-cell office:value-type="float" office:value="3414433">
            <text:p>3414433</text:p>
          </table:table-cell>
          <table:table-cell table:number-columns-repeated="2" office:value-type="float" office:value="196875">
            <text:p>196875</text:p>
          </table:table-cell>
          <table:table-cell office:value-type="float" office:value="0">
            <text:p>0</text:p>
          </table:table-cell>
          <table:table-cell office:value-type="float" office:value="9614">
            <text:p>9614</text:p>
          </table:table-cell>
          <table:table-cell office:value-type="float" office:value="187261">
            <text:p>1872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"infinito"</text:p>
          </table:table-cell>
          <table:table-cell office:value-type="float" office:value="22">
            <text:p>22</text:p>
          </table:table-cell>
          <table:table-cell office:value-type="float" office:value="3555007">
            <text:p>3555007</text:p>
          </table:table-cell>
          <table:table-cell table:number-columns-repeated="2" office:value-type="float" office:value="206250">
            <text:p>206250</text:p>
          </table:table-cell>
          <table:table-cell office:value-type="float" office:value="0">
            <text:p>0</text:p>
          </table:table-cell>
          <table:table-cell office:value-type="float" office:value="1512">
            <text:p>1512</text:p>
          </table:table-cell>
          <table:table-cell office:value-type="float" office:value="204738">
            <text:p>20473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"infinito"</text:p>
          </table:table-cell>
          <table:table-cell office:value-type="float" office:value="23">
            <text:p>23</text:p>
          </table:table-cell>
          <table:table-cell office:value-type="float" office:value="3629935">
            <text:p>3629935</text:p>
          </table:table-cell>
          <table:table-cell table:number-columns-repeated="2" office:value-type="float" office:value="215625">
            <text:p>215625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office:value-type="float" office:value="214888">
            <text:p>21488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"infinito"</text:p>
          </table:table-cell>
          <table:table-cell office:value-type="float" office:value="24">
            <text:p>24</text:p>
          </table:table-cell>
          <table:table-cell office:value-type="float" office:value="3955960">
            <text:p>3955960</text:p>
          </table:table-cell>
          <table:table-cell table:number-columns-repeated="2" office:value-type="float" office:value="225000">
            <text:p>225000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224643">
            <text:p>22464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"infinito"</text:p>
          </table:table-cell>
          <table:table-cell office:value-type="float" office:value="25">
            <text:p>25</text:p>
          </table:table-cell>
          <table:table-cell office:value-type="float" office:value="3806539">
            <text:p>3806539</text:p>
          </table:table-cell>
          <table:table-cell table:number-columns-repeated="2" office:value-type="float" office:value="234375">
            <text:p>234375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233965">
            <text:p>23396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"infinito"</text:p>
          </table:table-cell>
          <table:table-cell office:value-type="float" office:value="26">
            <text:p>26</text:p>
          </table:table-cell>
          <table:table-cell office:value-type="float" office:value="4102761">
            <text:p>4102761</text:p>
          </table:table-cell>
          <table:table-cell table:number-columns-repeated="2" office:value-type="float" office:value="243750">
            <text:p>243750</text:p>
          </table:table-cell>
          <table:table-cell office:value-type="float" office:value="0">
            <text:p>0</text:p>
          </table:table-cell>
          <table:table-cell office:value-type="float" office:value="2942">
            <text:p>2942</text:p>
          </table:table-cell>
          <table:table-cell office:value-type="float" office:value="240808">
            <text:p>24080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"infinito"</text:p>
          </table:table-cell>
          <table:table-cell office:value-type="float" office:value="27">
            <text:p>27</text:p>
          </table:table-cell>
          <table:table-cell office:value-type="float" office:value="4268764">
            <text:p>4268764</text:p>
          </table:table-cell>
          <table:table-cell table:number-columns-repeated="2" office:value-type="float" office:value="253125">
            <text:p>253125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52901">
            <text:p>25290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"infinito"</text:p>
          </table:table-cell>
          <table:table-cell office:value-type="float" office:value="28">
            <text:p>28</text:p>
          </table:table-cell>
          <table:table-cell office:value-type="float" office:value="4608261">
            <text:p>4608261</text:p>
          </table:table-cell>
          <table:table-cell table:number-columns-repeated="2" office:value-type="float" office:value="262500">
            <text:p>262500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62308">
            <text:p>262308</text:p>
          </table:table-cell>
        </table:table-row>
      </table:table>
      <table:named-expressions/>
      <table:database-ranges>
        <table:database-range table:name="__Anonymous_Sheet_DB__0" table:target-range-address="Sheet1.A7:Sheet1.I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7-13T15:00:08</dc:date>
    <dc:creator>Dan </dc:creator>
    <meta:editing-duration>P0D</meta:editing-duration>
    <meta:editing-cycles>1</meta:editing-cycles>
    <meta:document-statistic meta:table-count="1" meta:cell-count="1893" meta:object-count="0"/>
  </office:meta>
</office:document-meta>
</file>